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97mm"/>
    </style:style>
    <style:style style:name="co2" style:family="table-column">
      <style:table-column-properties fo:break-before="auto" style:column-width="22.08mm"/>
    </style:style>
    <style:style style:name="co3" style:family="table-column">
      <style:table-column-properties fo:break-before="auto" style:column-width="21.82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22.88mm"/>
    </style:style>
    <style:style style:name="co8" style:family="table-column">
      <style:table-column-properties fo:break-before="auto" style:column-width="14.31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24"/>
    <style:style style:name="ce2" style:family="table-cell" style:parent-style-name="Default" style:data-style-name="N122"/>
    <style:style style:name="ce3" style:family="table-cell" style:parent-style-name="Default" style:data-style-name="N4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CO/Pt111</text:p>
          </table:table-cell>
          <table:table-cell office:value-type="string">
            <text:p>System</text:p>
          </table:table-cell>
          <table:table-cell office:value-type="string">
            <text:p>Monte-Carlo</text:p>
          </table:table-cell>
          <table:table-cell office:value-type="string">
            <text:p>Simulation.</text:p>
          </table:table-cell>
          <table:table-cell/>
          <table:table-cell office:value-type="string">
            <text:p>Started:</text:p>
          </table:table-cell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table:style-name="ce3" office:value-type="time" office:time-value="PT17H48M45S">
            <text:p>05:48:45 PM</text:p>
          </table:table-cell>
          <table:table-cell office:value-type="float" office:value="2009">
            <text:p>2009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>
            <text:p>name=./montecarlo-0.1.0,</text:p>
          </table:table-cell>
          <table:table-cell office:value-type="string">
            <text:p>dim=32,</text:p>
          </table:table-cell>
          <table:table-cell office:value-type="string">
            <text:p>n_co=101,</text:p>
          </table:table-cell>
          <table:table-cell office:value-type="string">
            <text:p>n_sweeps=1000000,</text:p>
          </table:table-cell>
          <table:table-cell office:value-type="string">
            <text:p>out_name=test2.csv</text:p>
          </table:table-cell>
          <table:table-cell table:number-columns-repeated="27"/>
        </table:table-row>
        <table:table-row table:style-name="ro1">
          <table:table-cell office:value-type="string">
            <text:p>Interaction</text:p>
          </table:table-cell>
          <table:table-cell office:value-type="string">
            <text:p>mode:</text:p>
          </table:table-cell>
          <table:table-cell office:value-type="string">
            <text:p>McEwen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coordinates:</text:p>
          </table:table-cell>
          <table:table-cell table:number-columns-repeated="30"/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1">
            <text:p>1.00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1">
            <text:p>1.00000000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Final</text:p>
          </table:table-cell>
          <table:table-cell office:value-type="string">
            <text:p>coordinates:</text:p>
          </table:table-cell>
          <table:table-cell table:number-columns-repeated="30"/>
        </table:table-row>
        <table:table-row table:style-name="ro1">
          <table:table-cell office:value-type="float" office:value="4834676">
            <text:p>4834676.0000000000</text:p>
          </table:table-cell>
          <table:table-cell office:value-type="float" office:value="3371984">
            <text:p>3371984.00000000</text:p>
          </table:table-cell>
          <table:table-cell office:value-type="float" office:value="3618444">
            <text:p>3618444</text:p>
          </table:table-cell>
          <table:table-cell office:value-type="float" office:value="5009374">
            <text:p>5009374</text:p>
          </table:table-cell>
          <table:table-cell office:value-type="float" office:value="1">
            <text:p>1</text:p>
          </table:table-cell>
          <table:table-cell office:value-type="float" office:value="12098128">
            <text:p>12098128</text:p>
          </table:table-cell>
          <table:table-cell office:value-type="float" office:value="3172594">
            <text:p>3172594</text:p>
          </table:table-cell>
          <table:table-cell office:value-type="float" office:value="8009516">
            <text:p>8009516</text:p>
          </table:table-cell>
          <table:table-cell office:value-type="float" office:value="3345562">
            <text:p>3345562</text:p>
          </table:table-cell>
          <table:table-cell office:value-type="float" office:value="1">
            <text:p>1</text:p>
          </table:table-cell>
          <table:table-cell office:value-type="float" office:value="8475334">
            <text:p>8475334</text:p>
          </table:table-cell>
          <table:table-cell office:value-type="float" office:value="1">
            <text:p>1</text:p>
          </table:table-cell>
          <table:table-cell office:value-type="float" office:value="3693520">
            <text:p>3693520</text:p>
          </table:table-cell>
          <table:table-cell office:value-type="float" office:value="2842106">
            <text:p>2842106</text:p>
          </table:table-cell>
          <table:table-cell office:value-type="float" office:value="10701964">
            <text:p>10701964</text:p>
          </table:table-cell>
          <table:table-cell office:value-type="float" office:value="3199522">
            <text:p>3199522</text:p>
          </table:table-cell>
          <table:table-cell office:value-type="float" office:value="3304351">
            <text:p>3304351</text:p>
          </table:table-cell>
          <table:table-cell office:value-type="float" office:value="4801480">
            <text:p>4801480</text:p>
          </table:table-cell>
          <table:table-cell office:value-type="float" office:value="3547840">
            <text:p>3547840</text:p>
          </table:table-cell>
          <table:table-cell office:value-type="float" office:value="3652906">
            <text:p>3652906</text:p>
          </table:table-cell>
          <table:table-cell office:value-type="float" office:value="1">
            <text:p>1</text:p>
          </table:table-cell>
          <table:table-cell office:value-type="float" office:value="3677710">
            <text:p>3677710</text:p>
          </table:table-cell>
          <table:table-cell office:value-type="float" office:value="6857604">
            <text:p>6857604</text:p>
          </table:table-cell>
          <table:table-cell office:value-type="float" office:value="3000474">
            <text:p>3000474</text:p>
          </table:table-cell>
          <table:table-cell office:value-type="float" office:value="7890460">
            <text:p>7890460</text:p>
          </table:table-cell>
          <table:table-cell office:value-type="float" office:value="402114">
            <text:p>402114</text:p>
          </table:table-cell>
          <table:table-cell office:value-type="float" office:value="3078268">
            <text:p>3078268</text:p>
          </table:table-cell>
          <table:table-cell office:value-type="float" office:value="3587516">
            <text:p>3587516</text:p>
          </table:table-cell>
          <table:table-cell office:value-type="float" office:value="1">
            <text:p>1</text:p>
          </table:table-cell>
          <table:table-cell office:value-type="float" office:value="3626998">
            <text:p>3626998</text:p>
          </table:table-cell>
          <table:table-cell office:value-type="float" office:value="1">
            <text:p>1</text:p>
          </table:table-cell>
          <table:table-cell office:value-type="float" office:value="11170904">
            <text:p>11170904</text:p>
          </table:table-cell>
        </table:table-row>
        <table:table-row table:style-name="ro1">
          <table:table-cell office:value-type="float" office:value="2940202">
            <text:p>2940202.0000000000</text:p>
          </table:table-cell>
          <table:table-cell office:value-type="float" office:value="3389254">
            <text:p>3389254.00000000</text:p>
          </table:table-cell>
          <table:table-cell office:value-type="float" office:value="0">
            <text:p>0</text:p>
          </table:table-cell>
          <table:table-cell office:value-type="float" office:value="3493700">
            <text:p>3493700</text:p>
          </table:table-cell>
          <table:table-cell office:value-type="float" office:value="3548352">
            <text:p>3548352</text:p>
          </table:table-cell>
          <table:table-cell office:value-type="float" office:value="0">
            <text:p>0</text:p>
          </table:table-cell>
          <table:table-cell office:value-type="float" office:value="3456110">
            <text:p>3456110</text:p>
          </table:table-cell>
          <table:table-cell office:value-type="float" office:value="3246596">
            <text:p>3246596</text:p>
          </table:table-cell>
          <table:table-cell office:value-type="float" office:value="4826622">
            <text:p>4826622</text:p>
          </table:table-cell>
          <table:table-cell office:value-type="float" office:value="2965844">
            <text:p>2965844</text:p>
          </table:table-cell>
          <table:table-cell office:value-type="float" office:value="0">
            <text:p>0</text:p>
          </table:table-cell>
          <table:table-cell office:value-type="float" office:value="3368512">
            <text:p>3368512</text:p>
          </table:table-cell>
          <table:table-cell office:value-type="float" office:value="3408398">
            <text:p>3408398</text:p>
          </table:table-cell>
          <table:table-cell office:value-type="float" office:value="0">
            <text:p>0</text:p>
          </table:table-cell>
          <table:table-cell office:value-type="float" office:value="3366700">
            <text:p>3366700</text:p>
          </table:table-cell>
          <table:table-cell office:value-type="float" office:value="0">
            <text:p>0</text:p>
          </table:table-cell>
          <table:table-cell office:value-type="float" office:value="3787254">
            <text:p>3787254</text:p>
          </table:table-cell>
          <table:table-cell office:value-type="float" office:value="1936206">
            <text:p>1936206</text:p>
          </table:table-cell>
          <table:table-cell office:value-type="float" office:value="2527652">
            <text:p>2527652</text:p>
          </table:table-cell>
          <table:table-cell office:value-type="float" office:value="2820932">
            <text:p>2820932</text:p>
          </table:table-cell>
          <table:table-cell office:value-type="float" office:value="3256240">
            <text:p>3256240</text:p>
          </table:table-cell>
          <table:table-cell office:value-type="float" office:value="0">
            <text:p>0</text:p>
          </table:table-cell>
          <table:table-cell office:value-type="float" office:value="3303392">
            <text:p>33033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22184">
            <text:p>4022184</text:p>
          </table:table-cell>
          <table:table-cell office:value-type="float" office:value="1709364">
            <text:p>1709364</text:p>
          </table:table-cell>
          <table:table-cell office:value-type="float" office:value="2327666">
            <text:p>2327666</text:p>
          </table:table-cell>
          <table:table-cell office:value-type="float" office:value="2574692">
            <text:p>2574692</text:p>
          </table:table-cell>
          <table:table-cell office:value-type="float" office:value="3080818">
            <text:p>3080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1372408">
            <text:p>1372408.00000000</text:p>
          </table:table-cell>
          <table:table-cell office:value-type="float" office:value="2754182">
            <text:p>2754182</text:p>
          </table:table-cell>
          <table:table-cell office:value-type="float" office:value="1406974">
            <text:p>1406974</text:p>
          </table:table-cell>
          <table:table-cell office:value-type="float" office:value="2052842">
            <text:p>2052842</text:p>
          </table:table-cell>
          <table:table-cell office:value-type="float" office:value="2382844">
            <text:p>2382844</text:p>
          </table:table-cell>
          <table:table-cell table:number-columns-repeated="4" office:value-type="float" office:value="0">
            <text:p>0</text:p>
          </table:table-cell>
          <table:table-cell office:value-type="float" office:value="2854894">
            <text:p>2854894</text:p>
          </table:table-cell>
          <table:table-cell office:value-type="float" office:value="1242818">
            <text:p>1242818</text:p>
          </table:table-cell>
          <table:table-cell office:value-type="float" office:value="1191732">
            <text:p>1191732</text:p>
          </table:table-cell>
          <table:table-cell office:value-type="float" office:value="2242814">
            <text:p>2242814</text:p>
          </table:table-cell>
          <table:table-cell table:number-columns-repeated="5" office:value-type="float" office:value="0">
            <text:p>0</text:p>
          </table:table-cell>
          <table:table-cell office:value-type="float" office:value="3010278">
            <text:p>3010278</text:p>
          </table:table-cell>
          <table:table-cell office:value-type="float" office:value="1156710">
            <text:p>1156710</text:p>
          </table:table-cell>
          <table:table-cell office:value-type="float" office:value="1291230">
            <text:p>1291230</text:p>
          </table:table-cell>
          <table:table-cell table:number-columns-repeated="5" office:value-type="float" office:value="0">
            <text:p>0</text:p>
          </table:table-cell>
          <table:table-cell office:value-type="float" office:value="1169398">
            <text:p>1169398</text:p>
          </table:table-cell>
          <table:table-cell office:value-type="float" office:value="2066502">
            <text:p>2066502</text:p>
          </table:table-cell>
          <table:table-cell office:value-type="float" office:value="1278518">
            <text:p>1278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327440">
            <text:p>1327440</text:p>
          </table:table-cell>
          <table:table-cell office:value-type="float" office:value="2160638">
            <text:p>216063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368168">
            <text:p>1368168</text:p>
          </table:table-cell>
          <table:table-cell office:value-type="float" office:value="1058398">
            <text:p>1058398</text:p>
          </table:table-cell>
          <table:table-cell table:number-columns-repeated="6" office:value-type="float" office:value="0">
            <text:p>0</text:p>
          </table:table-cell>
          <table:table-cell office:value-type="float" office:value="322868">
            <text:p>322868</text:p>
          </table:table-cell>
          <table:table-cell office:value-type="float" office:value="931674">
            <text:p>931674</text:p>
          </table:table-cell>
          <table:table-cell table:number-columns-repeated="7" office:value-type="float" office:value="0">
            <text:p>0</text:p>
          </table:table-cell>
          <table:table-cell office:value-type="float" office:value="165224">
            <text:p>165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58218">
            <text:p>58218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1">
            <text:p>1.000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0">
            <text:p>0.0000000000</text:p>
          </table:table-cell>
          <table:table-cell office:value-type="float" office:value="0">
            <text:p>0.0000000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.0000000000</text:p>
          </table:table-cell>
          <table:table-cell office:value-type="float" office:value="0">
            <text:p>0.000000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office:value-type="string">
            <text:p>Pair</text:p>
          </table:table-cell>
          <table:table-cell office:value-type="string">
            <text:p>correlation</text:p>
          </table:table-cell>
          <table:table-cell office:value-type="string">
            <text:p>function.</text:p>
          </table:table-cell>
          <table:table-cell table:number-columns-repeated="29"/>
        </table:table-row>
        <table:table-row table:style-name="ro1">
          <table:table-cell table:style-name="Default" office:value-type="string">
            <text:p>Distance</text:p>
          </table:table-cell>
          <table:table-cell table:style-name="Default" office:value-type="string">
            <text:p>Prob.</text:p>
          </table:table-cell>
          <table:table-cell office:value-type="string">
            <text:p>No. in bin</text:p>
          </table:table-cell>
          <table:table-cell table:number-columns-repeated="29"/>
        </table:table-row>
        <table:table-row table:style-name="ro1">
          <table:table-cell office:value-type="float" office:value="0.0353553">
            <text:p>0.0353553000</text:p>
          </table:table-cell>
          <table:table-cell office:value-type="float" office:value="0.070246361">
            <text:p>0.07024636</text:p>
          </table:table-cell>
          <table:table-cell office:value-type="float" office:value="106076598">
            <text:p>106076598</text:p>
          </table:table-cell>
          <table:table-cell>
            <draw:frame table:end-cell-address="Sheet1.O110" table:end-x="2.72mm" table:end-y="3.98mm" draw:z-index="0" draw:style-name="gr1" svg:width="219.95mm" svg:height="121.46mm" svg:x="6.11mm" svg:y="1.6mm">
              <draw:object draw:notify-on-update-of-ranges="Sheet1.A82:Sheet1.A401 Sheet1.B82:Sheet1.B4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office:value-type="float" office:value="0.106066">
            <text:p>0.106066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1767767">
            <text:p>0.176776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2474874">
            <text:p>0.247487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3181981">
            <text:p>0.318198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3889087">
            <text:p>0.388908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4596194">
            <text:p>0.459619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5303301">
            <text:p>0.530330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6010408">
            <text:p>0.601040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6717514">
            <text:p>0.671751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7424621">
            <text:p>0.7424621000</text:p>
          </table:table-cell>
          <table:table-cell office:value-type="float" office:value="0.564277172">
            <text:p>0.56427717</text:p>
          </table:table-cell>
          <table:table-cell office:value-type="float" office:value="852095444">
            <text:p>852095444</text:p>
          </table:table-cell>
          <table:table-cell table:number-columns-repeated="29"/>
        </table:table-row>
        <table:table-row table:style-name="ro1">
          <table:table-cell office:value-type="float" office:value="0.8131728">
            <text:p>0.813172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8838835">
            <text:p>0.883883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0.9545942">
            <text:p>0.954594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0253048">
            <text:p>1.025304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0960155">
            <text:p>1.096015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1667262">
            <text:p>1.166726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2374369">
            <text:p>1.2374369000</text:p>
          </table:table-cell>
          <table:table-cell office:value-type="float" office:value="0.544411361">
            <text:p>0.54441136</text:p>
          </table:table-cell>
          <table:table-cell office:value-type="float" office:value="822096778">
            <text:p>822096778</text:p>
          </table:table-cell>
          <table:table-cell table:number-columns-repeated="29"/>
        </table:table-row>
        <table:table-row table:style-name="ro1">
          <table:table-cell office:value-type="float" office:value="1.3081475">
            <text:p>1.308147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3788582">
            <text:p>1.378858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4495689">
            <text:p>1.4495689000</text:p>
          </table:table-cell>
          <table:table-cell office:value-type="float" office:value="0.320928901">
            <text:p>0.32092890</text:p>
          </table:table-cell>
          <table:table-cell office:value-type="float" office:value="484623602">
            <text:p>484623602</text:p>
          </table:table-cell>
          <table:table-cell table:number-columns-repeated="29"/>
        </table:table-row>
        <table:table-row table:style-name="ro1">
          <table:table-cell office:value-type="float" office:value="1.5202796">
            <text:p>1.520279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5909903">
            <text:p>1.590990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6617009">
            <text:p>1.661700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7324116">
            <text:p>1.732411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8031223">
            <text:p>1.803122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.873833">
            <text:p>1.8738330000</text:p>
          </table:table-cell>
          <table:table-cell office:value-type="float" office:value="0.199385181">
            <text:p>0.19938518</text:p>
          </table:table-cell>
          <table:table-cell office:value-type="float" office:value="301084678">
            <text:p>301084678</text:p>
          </table:table-cell>
          <table:table-cell table:number-columns-repeated="29"/>
        </table:table-row>
        <table:table-row table:style-name="ro1">
          <table:table-cell office:value-type="float" office:value="1.9445436">
            <text:p>1.944543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0152543">
            <text:p>2.015254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085965">
            <text:p>2.085965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1566757">
            <text:p>2.1566757000</text:p>
          </table:table-cell>
          <table:table-cell office:value-type="float" office:value="0.118843719">
            <text:p>0.11884372</text:p>
          </table:table-cell>
          <table:table-cell office:value-type="float" office:value="179461794">
            <text:p>179461794</text:p>
          </table:table-cell>
          <table:table-cell table:number-columns-repeated="29"/>
        </table:table-row>
        <table:table-row table:style-name="ro1">
          <table:table-cell office:value-type="float" office:value="2.2273864">
            <text:p>2.227386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298097">
            <text:p>2.298097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3688077">
            <text:p>2.368807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4395184">
            <text:p>2.4395184000</text:p>
          </table:table-cell>
          <table:table-cell office:value-type="float" office:value="0.062952772">
            <text:p>0.06295277</text:p>
          </table:table-cell>
          <table:table-cell office:value-type="float" office:value="95062808">
            <text:p>95062808</text:p>
          </table:table-cell>
          <table:table-cell table:number-columns-repeated="29"/>
        </table:table-row>
        <table:table-row table:style-name="ro1">
          <table:table-cell office:value-type="float" office:value="2.5102291">
            <text:p>2.510229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5809398">
            <text:p>2.5809398000</text:p>
          </table:table-cell>
          <table:table-cell office:value-type="float" office:value="0.131526217">
            <text:p>0.13152622</text:p>
          </table:table-cell>
          <table:table-cell office:value-type="float" office:value="198613198">
            <text:p>198613198</text:p>
          </table:table-cell>
          <table:table-cell table:number-columns-repeated="29"/>
        </table:table-row>
        <table:table-row table:style-name="ro1">
          <table:table-cell office:value-type="float" office:value="2.6516504">
            <text:p>2.651650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7223611">
            <text:p>2.722361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7930718">
            <text:p>2.793071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.8637825">
            <text:p>2.8637825000</text:p>
          </table:table-cell>
          <table:table-cell office:value-type="float" office:value="0.061771452">
            <text:p>0.06177145</text:p>
          </table:table-cell>
          <table:table-cell office:value-type="float" office:value="93278934">
            <text:p>93278934</text:p>
          </table:table-cell>
          <table:table-cell table:number-columns-repeated="29"/>
        </table:table-row>
        <table:table-row table:style-name="ro1">
          <table:table-cell office:value-type="float" office:value="2.9344931">
            <text:p>2.934493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0052038">
            <text:p>3.005203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0759145">
            <text:p>3.0759145000</text:p>
          </table:table-cell>
          <table:table-cell office:value-type="float" office:value="0.121620819">
            <text:p>0.12162082</text:p>
          </table:table-cell>
          <table:table-cell office:value-type="float" office:value="183655384">
            <text:p>183655384</text:p>
          </table:table-cell>
          <table:table-cell table:number-columns-repeated="29"/>
        </table:table-row>
        <table:table-row table:style-name="ro1">
          <table:table-cell office:value-type="float" office:value="3.1466252">
            <text:p>3.146625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2173359">
            <text:p>3.2173359000</text:p>
          </table:table-cell>
          <table:table-cell office:value-type="float" office:value="0.075244144">
            <text:p>0.07524414</text:p>
          </table:table-cell>
          <table:table-cell office:value-type="float" office:value="113623588">
            <text:p>113623588</text:p>
          </table:table-cell>
          <table:table-cell table:number-columns-repeated="29"/>
        </table:table-row>
        <table:table-row table:style-name="ro1">
          <table:table-cell office:value-type="float" office:value="3.2880465">
            <text:p>3.288046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3587572">
            <text:p>3.358757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4294679">
            <text:p>3.429467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5001786">
            <text:p>3.500178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5708892">
            <text:p>3.5708892000</text:p>
          </table:table-cell>
          <table:table-cell office:value-type="float" office:value="0.052209321">
            <text:p>0.05220932</text:p>
          </table:table-cell>
          <table:table-cell office:value-type="float" office:value="78839490">
            <text:p>78839490</text:p>
          </table:table-cell>
          <table:table-cell table:number-columns-repeated="29"/>
        </table:table-row>
        <table:table-row table:style-name="ro1">
          <table:table-cell office:value-type="float" office:value="3.6415999">
            <text:p>3.6415999000</text:p>
          </table:table-cell>
          <table:table-cell office:value-type="float" office:value="0.059200235">
            <text:p>0.05920024</text:p>
          </table:table-cell>
          <table:table-cell office:value-type="float" office:value="89396226">
            <text:p>89396226</text:p>
          </table:table-cell>
          <table:table-cell table:number-columns-repeated="29"/>
        </table:table-row>
        <table:table-row table:style-name="ro1">
          <table:table-cell office:value-type="float" office:value="3.7123106">
            <text:p>3.7123106000</text:p>
          </table:table-cell>
          <table:table-cell office:value-type="float" office:value="0.069765314">
            <text:p>0.06976531</text:p>
          </table:table-cell>
          <table:table-cell office:value-type="float" office:value="105350186">
            <text:p>105350186</text:p>
          </table:table-cell>
          <table:table-cell table:number-columns-repeated="29"/>
        </table:table-row>
        <table:table-row table:style-name="ro1">
          <table:table-cell office:value-type="float" office:value="3.7830213">
            <text:p>3.783021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853732">
            <text:p>3.853732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3.9244426">
            <text:p>3.9244426000</text:p>
          </table:table-cell>
          <table:table-cell office:value-type="float" office:value="0.065183923">
            <text:p>0.06518392</text:p>
          </table:table-cell>
          <table:table-cell office:value-type="float" office:value="98431990">
            <text:p>98431990</text:p>
          </table:table-cell>
          <table:table-cell table:number-columns-repeated="29"/>
        </table:table-row>
        <table:table-row table:style-name="ro1">
          <table:table-cell office:value-type="float" office:value="3.9951533">
            <text:p>3.995153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065864">
            <text:p>4.065864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1365747">
            <text:p>4.136574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2072853">
            <text:p>4.207285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277996">
            <text:p>4.2779960000</text:p>
          </table:table-cell>
          <table:table-cell office:value-type="float" office:value="0.119161829">
            <text:p>0.11916183</text:p>
          </table:table-cell>
          <table:table-cell office:value-type="float" office:value="179942156">
            <text:p>179942156</text:p>
          </table:table-cell>
          <table:table-cell table:number-columns-repeated="29"/>
        </table:table-row>
        <table:table-row table:style-name="ro1">
          <table:table-cell office:value-type="float" office:value="4.3487067">
            <text:p>4.348706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4194174">
            <text:p>4.4194174000</text:p>
          </table:table-cell>
          <table:table-cell office:value-type="float" office:value="0.063900575">
            <text:p>0.06390058</text:p>
          </table:table-cell>
          <table:table-cell office:value-type="float" office:value="96494048">
            <text:p>96494048</text:p>
          </table:table-cell>
          <table:table-cell table:number-columns-repeated="29"/>
        </table:table-row>
        <table:table-row table:style-name="ro1">
          <table:table-cell office:value-type="float" office:value="4.4901281">
            <text:p>4.490128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5608387">
            <text:p>4.560838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6315494">
            <text:p>4.6315494000</text:p>
          </table:table-cell>
          <table:table-cell office:value-type="float" office:value="0.058007568">
            <text:p>0.05800757</text:p>
          </table:table-cell>
          <table:table-cell office:value-type="float" office:value="87595222">
            <text:p>87595222</text:p>
          </table:table-cell>
          <table:table-cell table:number-columns-repeated="29"/>
        </table:table-row>
        <table:table-row table:style-name="ro1">
          <table:table-cell office:value-type="float" office:value="4.7022601">
            <text:p>4.702260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7729708">
            <text:p>4.772970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8436815">
            <text:p>4.843681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4.9143921">
            <text:p>4.9143921000</text:p>
          </table:table-cell>
          <table:table-cell office:value-type="float" office:value="0.014650065">
            <text:p>0.01465007</text:p>
          </table:table-cell>
          <table:table-cell office:value-type="float" office:value="22122556">
            <text:p>22122556</text:p>
          </table:table-cell>
          <table:table-cell table:number-columns-repeated="29"/>
        </table:table-row>
        <table:table-row table:style-name="ro1">
          <table:table-cell office:value-type="float" office:value="4.9851028">
            <text:p>4.9851028000</text:p>
          </table:table-cell>
          <table:table-cell office:value-type="float" office:value="0.109611593">
            <text:p>0.10961159</text:p>
          </table:table-cell>
          <table:table-cell office:value-type="float" office:value="165520664">
            <text:p>165520664</text:p>
          </table:table-cell>
          <table:table-cell table:number-columns-repeated="29"/>
        </table:table-row>
        <table:table-row table:style-name="ro1">
          <table:table-cell office:value-type="float" office:value="5.0558135">
            <text:p>5.055813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1265242">
            <text:p>5.1265242000</text:p>
          </table:table-cell>
          <table:table-cell office:value-type="float" office:value="0.056831017">
            <text:p>0.05683102</text:p>
          </table:table-cell>
          <table:table-cell office:value-type="float" office:value="85818552">
            <text:p>85818552</text:p>
          </table:table-cell>
          <table:table-cell table:number-columns-repeated="29"/>
        </table:table-row>
        <table:table-row table:style-name="ro1">
          <table:table-cell office:value-type="float" office:value="5.1972348">
            <text:p>5.197234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2679455">
            <text:p>5.267945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3386562">
            <text:p>5.3386562000</text:p>
          </table:table-cell>
          <table:table-cell office:value-type="float" office:value="0.054752812">
            <text:p>0.05475281</text:p>
          </table:table-cell>
          <table:table-cell office:value-type="float" office:value="82680330">
            <text:p>82680330</text:p>
          </table:table-cell>
          <table:table-cell table:number-columns-repeated="29"/>
        </table:table-row>
        <table:table-row table:style-name="ro1">
          <table:table-cell office:value-type="float" office:value="5.4093669">
            <text:p>5.409366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4800776">
            <text:p>5.480077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5507882">
            <text:p>5.5507882000</text:p>
          </table:table-cell>
          <table:table-cell office:value-type="float" office:value="0.023647934">
            <text:p>0.02364793</text:p>
          </table:table-cell>
          <table:table-cell office:value-type="float" office:value="35709928">
            <text:p>35709928</text:p>
          </table:table-cell>
          <table:table-cell table:number-columns-repeated="29"/>
        </table:table-row>
        <table:table-row table:style-name="ro1">
          <table:table-cell office:value-type="float" office:value="5.6214989">
            <text:p>5.6214989000</text:p>
          </table:table-cell>
          <table:table-cell office:value-type="float" office:value="0.058770783">
            <text:p>0.05877078</text:p>
          </table:table-cell>
          <table:table-cell office:value-type="float" office:value="88747726">
            <text:p>88747726</text:p>
          </table:table-cell>
          <table:table-cell table:number-columns-repeated="29"/>
        </table:table-row>
        <table:table-row table:style-name="ro1">
          <table:table-cell office:value-type="float" office:value="5.6922096">
            <text:p>5.6922096000</text:p>
          </table:table-cell>
          <table:table-cell office:value-type="float" office:value="0.042047132">
            <text:p>0.04204713</text:p>
          </table:table-cell>
          <table:table-cell office:value-type="float" office:value="63493920">
            <text:p>63493920</text:p>
          </table:table-cell>
          <table:table-cell table:number-columns-repeated="29"/>
        </table:table-row>
        <table:table-row table:style-name="ro1">
          <table:table-cell office:value-type="float" office:value="5.7629203">
            <text:p>5.7629203000</text:p>
          </table:table-cell>
          <table:table-cell office:value-type="float" office:value="0.051402908">
            <text:p>0.05140291</text:p>
          </table:table-cell>
          <table:table-cell office:value-type="float" office:value="77621752">
            <text:p>77621752</text:p>
          </table:table-cell>
          <table:table-cell table:number-columns-repeated="29"/>
        </table:table-row>
        <table:table-row table:style-name="ro1">
          <table:table-cell office:value-type="float" office:value="5.8336309">
            <text:p>5.833630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9043416">
            <text:p>5.904341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5.9750523">
            <text:p>5.975052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045763">
            <text:p>6.0457630000</text:p>
          </table:table-cell>
          <table:table-cell office:value-type="float" office:value="0.051934104">
            <text:p>0.05193410</text:p>
          </table:table-cell>
          <table:table-cell office:value-type="float" office:value="78423898">
            <text:p>78423898</text:p>
          </table:table-cell>
          <table:table-cell table:number-columns-repeated="29"/>
        </table:table-row>
        <table:table-row table:style-name="ro1">
          <table:table-cell office:value-type="float" office:value="6.1164737">
            <text:p>6.1164737000</text:p>
          </table:table-cell>
          <table:table-cell office:value-type="float" office:value="0.009180631">
            <text:p>0.00918063</text:p>
          </table:table-cell>
          <table:table-cell office:value-type="float" office:value="13863352">
            <text:p>13863352</text:p>
          </table:table-cell>
          <table:table-cell table:number-columns-repeated="29"/>
        </table:table-row>
        <table:table-row table:style-name="ro1">
          <table:table-cell office:value-type="float" office:value="6.1871843">
            <text:p>6.1871843000</text:p>
          </table:table-cell>
          <table:table-cell office:value-type="float" office:value="0.021521341">
            <text:p>0.02152134</text:p>
          </table:table-cell>
          <table:table-cell office:value-type="float" office:value="32498634">
            <text:p>32498634</text:p>
          </table:table-cell>
          <table:table-cell table:number-columns-repeated="29"/>
        </table:table-row>
        <table:table-row table:style-name="ro1">
          <table:table-cell office:value-type="float" office:value="6.257895">
            <text:p>6.2578950000</text:p>
          </table:table-cell>
          <table:table-cell office:value-type="float" office:value="0.054127146">
            <text:p>0.05412715</text:p>
          </table:table-cell>
          <table:table-cell office:value-type="float" office:value="81735528">
            <text:p>81735528</text:p>
          </table:table-cell>
          <table:table-cell table:number-columns-repeated="29"/>
        </table:table-row>
        <table:table-row table:style-name="ro1">
          <table:table-cell office:value-type="float" office:value="6.3286057">
            <text:p>6.328605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3993164">
            <text:p>6.3993164000</text:p>
          </table:table-cell>
          <table:table-cell office:value-type="float" office:value="0.039976951">
            <text:p>0.03997695</text:p>
          </table:table-cell>
          <table:table-cell office:value-type="float" office:value="60367806">
            <text:p>60367806</text:p>
          </table:table-cell>
          <table:table-cell table:number-columns-repeated="29"/>
        </table:table-row>
        <table:table-row table:style-name="ro1">
          <table:table-cell office:value-type="float" office:value="6.470027">
            <text:p>6.4700270000</text:p>
          </table:table-cell>
          <table:table-cell office:value-type="float" office:value="0.049052592">
            <text:p>0.04905259</text:p>
          </table:table-cell>
          <table:table-cell office:value-type="float" office:value="74072624">
            <text:p>74072624</text:p>
          </table:table-cell>
          <table:table-cell table:number-columns-repeated="29"/>
        </table:table-row>
        <table:table-row table:style-name="ro1">
          <table:table-cell office:value-type="float" office:value="6.5407377">
            <text:p>6.540737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6114484">
            <text:p>6.611448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6821591">
            <text:p>6.682159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7528698">
            <text:p>6.7528698000</text:p>
          </table:table-cell>
          <table:table-cell office:value-type="float" office:value="0.065972596">
            <text:p>0.06597260</text:p>
          </table:table-cell>
          <table:table-cell office:value-type="float" office:value="99622938">
            <text:p>99622938</text:p>
          </table:table-cell>
          <table:table-cell table:number-columns-repeated="29"/>
        </table:table-row>
        <table:table-row table:style-name="ro1">
          <table:table-cell office:value-type="float" office:value="6.8235804">
            <text:p>6.8235804000</text:p>
          </table:table-cell>
          <table:table-cell office:value-type="float" office:value="0.020021845">
            <text:p>0.02002185</text:p>
          </table:table-cell>
          <table:table-cell office:value-type="float" office:value="30234296">
            <text:p>30234296</text:p>
          </table:table-cell>
          <table:table-cell table:number-columns-repeated="29"/>
        </table:table-row>
        <table:table-row table:style-name="ro1">
          <table:table-cell office:value-type="float" office:value="6.8942911">
            <text:p>6.894291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6.9650018">
            <text:p>6.9650018000</text:p>
          </table:table-cell>
          <table:table-cell office:value-type="float" office:value="0.048564136">
            <text:p>0.04856414</text:p>
          </table:table-cell>
          <table:table-cell office:value-type="float" office:value="73335020">
            <text:p>73335020</text:p>
          </table:table-cell>
          <table:table-cell table:number-columns-repeated="29"/>
        </table:table-row>
        <table:table-row table:style-name="ro1">
          <table:table-cell office:value-type="float" office:value="7.0357125">
            <text:p>7.035712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7.1064232">
            <text:p>7.1064232000</text:p>
          </table:table-cell>
          <table:table-cell office:value-type="float" office:value="0.037758455">
            <text:p>0.03775846</text:p>
          </table:table-cell>
          <table:table-cell office:value-type="float" office:value="57017734">
            <text:p>57017734</text:p>
          </table:table-cell>
          <table:table-cell table:number-columns-repeated="29"/>
        </table:table-row>
        <table:table-row table:style-name="ro1">
          <table:table-cell office:value-type="float" office:value="7.1771338">
            <text:p>7.1771338000</text:p>
          </table:table-cell>
          <table:table-cell office:value-type="float" office:value="0.046151489">
            <text:p>0.04615149</text:p>
          </table:table-cell>
          <table:table-cell office:value-type="float" office:value="69691766">
            <text:p>69691766</text:p>
          </table:table-cell>
          <table:table-cell table:number-columns-repeated="29"/>
        </table:table-row>
        <table:table-row table:style-name="ro1">
          <table:table-cell office:value-type="float" office:value="7.2478445">
            <text:p>7.247844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7.3185552">
            <text:p>7.3185552000</text:p>
          </table:table-cell>
          <table:table-cell office:value-type="float" office:value="0.00735306">
            <text:p>0.00735306</text:p>
          </table:table-cell>
          <table:table-cell office:value-type="float" office:value="11103602">
            <text:p>11103602</text:p>
          </table:table-cell>
          <table:table-cell table:number-columns-repeated="29"/>
        </table:table-row>
        <table:table-row table:style-name="ro1">
          <table:table-cell office:value-type="float" office:value="7.3892659">
            <text:p>7.3892659000</text:p>
          </table:table-cell>
          <table:table-cell office:value-type="float" office:value="0.017331081">
            <text:p>0.01733108</text:p>
          </table:table-cell>
          <table:table-cell office:value-type="float" office:value="26171064">
            <text:p>26171064</text:p>
          </table:table-cell>
          <table:table-cell table:number-columns-repeated="29"/>
        </table:table-row>
        <table:table-row table:style-name="ro1">
          <table:table-cell office:value-type="float" office:value="7.4599765">
            <text:p>7.4599765000</text:p>
          </table:table-cell>
          <table:table-cell office:value-type="float" office:value="0.061776165">
            <text:p>0.06177617</text:p>
          </table:table-cell>
          <table:table-cell office:value-type="float" office:value="93286052">
            <text:p>93286052</text:p>
          </table:table-cell>
          <table:table-cell table:number-columns-repeated="29"/>
        </table:table-row>
        <table:table-row table:style-name="ro1">
          <table:table-cell office:value-type="float" office:value="7.5306872">
            <text:p>7.530687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7.6013979">
            <text:p>7.601397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7.6721086">
            <text:p>7.6721086000</text:p>
          </table:table-cell>
          <table:table-cell office:value-type="float" office:value="0.046818513">
            <text:p>0.04681851</text:p>
          </table:table-cell>
          <table:table-cell office:value-type="float" office:value="70699014">
            <text:p>70699014</text:p>
          </table:table-cell>
          <table:table-cell table:number-columns-repeated="29"/>
        </table:table-row>
        <table:table-row table:style-name="ro1">
          <table:table-cell office:value-type="float" office:value="7.7428193">
            <text:p>7.7428193000</text:p>
          </table:table-cell>
          <table:table-cell office:value-type="float" office:value="0.029435003">
            <text:p>0.02943500</text:p>
          </table:table-cell>
          <table:table-cell office:value-type="float" office:value="44448780">
            <text:p>44448780</text:p>
          </table:table-cell>
          <table:table-cell table:number-columns-repeated="29"/>
        </table:table-row>
        <table:table-row table:style-name="ro1">
          <table:table-cell office:value-type="float" office:value="7.8135299">
            <text:p>7.8135299000</text:p>
          </table:table-cell>
          <table:table-cell office:value-type="float" office:value="0.006265067">
            <text:p>0.00626507</text:p>
          </table:table-cell>
          <table:table-cell office:value-type="float" office:value="9460662">
            <text:p>9460662</text:p>
          </table:table-cell>
          <table:table-cell table:number-columns-repeated="29"/>
        </table:table-row>
        <table:table-row table:style-name="ro1">
          <table:table-cell office:value-type="float" office:value="7.8842406">
            <text:p>7.8842406000</text:p>
          </table:table-cell>
          <table:table-cell office:value-type="float" office:value="0.04345084">
            <text:p>0.04345084</text:p>
          </table:table-cell>
          <table:table-cell office:value-type="float" office:value="65613612">
            <text:p>65613612</text:p>
          </table:table-cell>
          <table:table-cell table:number-columns-repeated="29"/>
        </table:table-row>
        <table:table-row table:style-name="ro1">
          <table:table-cell office:value-type="float" office:value="7.9549513">
            <text:p>7.9549513000</text:p>
          </table:table-cell>
          <table:table-cell office:value-type="float" office:value="0.013320195">
            <text:p>0.01332020</text:p>
          </table:table-cell>
          <table:table-cell office:value-type="float" office:value="20114366">
            <text:p>20114366</text:p>
          </table:table-cell>
          <table:table-cell table:number-columns-repeated="29"/>
        </table:table-row>
        <table:table-row table:style-name="ro1">
          <table:table-cell office:value-type="float" office:value="8.025662">
            <text:p>8.0256620000</text:p>
          </table:table-cell>
          <table:table-cell office:value-type="float" office:value="0.016049057">
            <text:p>0.01604906</text:p>
          </table:table-cell>
          <table:table-cell office:value-type="float" office:value="24235126">
            <text:p>24235126</text:p>
          </table:table-cell>
          <table:table-cell table:number-columns-repeated="29"/>
        </table:table-row>
        <table:table-row table:style-name="ro1">
          <table:table-cell office:value-type="float" office:value="8.0963726">
            <text:p>8.096372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8.1670833">
            <text:p>8.1670833000</text:p>
          </table:table-cell>
          <table:table-cell office:value-type="float" office:value="0.056770496">
            <text:p>0.05677050</text:p>
          </table:table-cell>
          <table:table-cell office:value-type="float" office:value="85727160">
            <text:p>85727160</text:p>
          </table:table-cell>
          <table:table-cell table:number-columns-repeated="29"/>
        </table:table-row>
        <table:table-row table:style-name="ro1">
          <table:table-cell office:value-type="float" office:value="8.237794">
            <text:p>8.237794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8.3085047">
            <text:p>8.3085047000</text:p>
          </table:table-cell>
          <table:table-cell office:value-type="float" office:value="0.043658882">
            <text:p>0.04365888</text:p>
          </table:table-cell>
          <table:table-cell office:value-type="float" office:value="65927770">
            <text:p>65927770</text:p>
          </table:table-cell>
          <table:table-cell table:number-columns-repeated="29"/>
        </table:table-row>
        <table:table-row table:style-name="ro1">
          <table:table-cell office:value-type="float" office:value="8.3792154">
            <text:p>8.379215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8.449926">
            <text:p>8.449926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8.5206367">
            <text:p>8.5206367000</text:p>
          </table:table-cell>
          <table:table-cell office:value-type="float" office:value="0.033523206">
            <text:p>0.03352321</text:p>
          </table:table-cell>
          <table:table-cell office:value-type="float" office:value="50622236">
            <text:p>50622236</text:p>
          </table:table-cell>
          <table:table-cell table:number-columns-repeated="29"/>
        </table:table-row>
        <table:table-row table:style-name="ro1">
          <table:table-cell office:value-type="float" office:value="8.5913474">
            <text:p>8.5913474000</text:p>
          </table:table-cell>
          <table:table-cell office:value-type="float" office:value="0.059248097">
            <text:p>0.05924810</text:p>
          </table:table-cell>
          <table:table-cell office:value-type="float" office:value="89468506">
            <text:p>89468506</text:p>
          </table:table-cell>
          <table:table-cell table:number-columns-repeated="29"/>
        </table:table-row>
        <table:table-row table:style-name="ro1">
          <table:table-cell office:value-type="float" office:value="8.6620581">
            <text:p>8.6620581000</text:p>
          </table:table-cell>
          <table:table-cell office:value-type="float" office:value="0.013926491">
            <text:p>0.01392649</text:p>
          </table:table-cell>
          <table:table-cell office:value-type="float" office:value="21029912">
            <text:p>21029912</text:p>
          </table:table-cell>
          <table:table-cell table:number-columns-repeated="29"/>
        </table:table-row>
        <table:table-row table:style-name="ro1">
          <table:table-cell office:value-type="float" office:value="8.7327687">
            <text:p>8.732768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8.8034794">
            <text:p>8.8034794000</text:p>
          </table:table-cell>
          <table:table-cell office:value-type="float" office:value="0.014169896">
            <text:p>0.01416990</text:p>
          </table:table-cell>
          <table:table-cell office:value-type="float" office:value="21397470">
            <text:p>21397470</text:p>
          </table:table-cell>
          <table:table-cell table:number-columns-repeated="29"/>
        </table:table-row>
        <table:table-row table:style-name="ro1">
          <table:table-cell office:value-type="float" office:value="8.8741901">
            <text:p>8.8741901000</text:p>
          </table:table-cell>
          <table:table-cell office:value-type="float" office:value="0.039201833">
            <text:p>0.03920183</text:p>
          </table:table-cell>
          <table:table-cell office:value-type="float" office:value="59197332">
            <text:p>59197332</text:p>
          </table:table-cell>
          <table:table-cell table:number-columns-repeated="29"/>
        </table:table-row>
        <table:table-row table:style-name="ro1">
          <table:table-cell office:value-type="float" office:value="8.9449008">
            <text:p>8.944900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0156115">
            <text:p>9.0156115000</text:p>
          </table:table-cell>
          <table:table-cell office:value-type="float" office:value="0.040439036">
            <text:p>0.04043904</text:p>
          </table:table-cell>
          <table:table-cell office:value-type="float" office:value="61065588">
            <text:p>61065588</text:p>
          </table:table-cell>
          <table:table-cell table:number-columns-repeated="29"/>
        </table:table-row>
        <table:table-row table:style-name="ro1">
          <table:table-cell office:value-type="float" office:value="9.0863221">
            <text:p>9.086322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1570328">
            <text:p>9.157032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2277435">
            <text:p>9.2277435000</text:p>
          </table:table-cell>
          <table:table-cell office:value-type="float" office:value="0.056148116">
            <text:p>0.05614812</text:p>
          </table:table-cell>
          <table:table-cell office:value-type="float" office:value="84787324">
            <text:p>84787324</text:p>
          </table:table-cell>
          <table:table-cell table:number-columns-repeated="29"/>
        </table:table-row>
        <table:table-row table:style-name="ro1">
          <table:table-cell office:value-type="float" office:value="9.2984542">
            <text:p>9.2984542000</text:p>
          </table:table-cell>
          <table:table-cell office:value-type="float" office:value="0.036389589">
            <text:p>0.03638959</text:p>
          </table:table-cell>
          <table:table-cell office:value-type="float" office:value="54950660">
            <text:p>54950660</text:p>
          </table:table-cell>
          <table:table-cell table:number-columns-repeated="29"/>
        </table:table-row>
        <table:table-row table:style-name="ro1">
          <table:table-cell office:value-type="float" office:value="9.3691649">
            <text:p>9.3691649000</text:p>
          </table:table-cell>
          <table:table-cell office:value-type="float" office:value="0.012094659">
            <text:p>0.01209466</text:p>
          </table:table-cell>
          <table:table-cell office:value-type="float" office:value="18263726">
            <text:p>18263726</text:p>
          </table:table-cell>
          <table:table-cell table:number-columns-repeated="29"/>
        </table:table-row>
        <table:table-row table:style-name="ro1">
          <table:table-cell office:value-type="float" office:value="9.4398755">
            <text:p>9.439875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5105862">
            <text:p>9.5105862000</text:p>
          </table:table-cell>
          <table:table-cell office:value-type="float" office:value="0.01349052">
            <text:p>0.01349052</text:p>
          </table:table-cell>
          <table:table-cell office:value-type="float" office:value="20371568">
            <text:p>20371568</text:p>
          </table:table-cell>
          <table:table-cell table:number-columns-repeated="29"/>
        </table:table-row>
        <table:table-row table:style-name="ro1">
          <table:table-cell office:value-type="float" office:value="9.5812969">
            <text:p>9.5812969000</text:p>
          </table:table-cell>
          <table:table-cell office:value-type="float" office:value="0.036727909">
            <text:p>0.03672791</text:p>
          </table:table-cell>
          <table:table-cell office:value-type="float" office:value="55461544">
            <text:p>55461544</text:p>
          </table:table-cell>
          <table:table-cell table:number-columns-repeated="29"/>
        </table:table-row>
        <table:table-row table:style-name="ro1">
          <table:table-cell office:value-type="float" office:value="9.6520076">
            <text:p>9.652007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7227182">
            <text:p>9.7227182000</text:p>
          </table:table-cell>
          <table:table-cell office:value-type="float" office:value="0.039255735">
            <text:p>0.03925574</text:p>
          </table:table-cell>
          <table:table-cell office:value-type="float" office:value="59278730">
            <text:p>59278730</text:p>
          </table:table-cell>
          <table:table-cell table:number-columns-repeated="29"/>
        </table:table-row>
        <table:table-row table:style-name="ro1">
          <table:table-cell office:value-type="float" office:value="9.7934289">
            <text:p>9.7934289000</text:p>
          </table:table-cell>
          <table:table-cell office:value-type="float" office:value="0.015670611">
            <text:p>0.01567061</text:p>
          </table:table-cell>
          <table:table-cell office:value-type="float" office:value="23663648">
            <text:p>23663648</text:p>
          </table:table-cell>
          <table:table-cell table:number-columns-repeated="29"/>
        </table:table-row>
        <table:table-row table:style-name="ro1">
          <table:table-cell office:value-type="float" office:value="9.8641396">
            <text:p>9.864139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9.9348503">
            <text:p>9.9348503000</text:p>
          </table:table-cell>
          <table:table-cell office:value-type="float" office:value="0.04163814">
            <text:p>0.04163814</text:p>
          </table:table-cell>
          <table:table-cell office:value-type="float" office:value="62876316">
            <text:p>62876316</text:p>
          </table:table-cell>
          <table:table-cell table:number-columns-repeated="29"/>
        </table:table-row>
        <table:table-row table:style-name="ro1">
          <table:table-cell office:value-type="float" office:value="10.005561">
            <text:p>10.0055610000</text:p>
          </table:table-cell>
          <table:table-cell office:value-type="float" office:value="0.045826703">
            <text:p>0.04582670</text:p>
          </table:table-cell>
          <table:table-cell office:value-type="float" office:value="69201318">
            <text:p>69201318</text:p>
          </table:table-cell>
          <table:table-cell table:number-columns-repeated="29"/>
        </table:table-row>
        <table:table-row table:style-name="ro1">
          <table:table-cell office:value-type="float" office:value="10.0762716">
            <text:p>10.076271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1469823">
            <text:p>10.146982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217693">
            <text:p>10.2176930000</text:p>
          </table:table-cell>
          <table:table-cell office:value-type="float" office:value="0.012831628">
            <text:p>0.01283163</text:p>
          </table:table-cell>
          <table:table-cell office:value-type="float" office:value="19376598">
            <text:p>19376598</text:p>
          </table:table-cell>
          <table:table-cell table:number-columns-repeated="29"/>
        </table:table-row>
        <table:table-row table:style-name="ro1">
          <table:table-cell office:value-type="float" office:value="10.2884037">
            <text:p>10.2884037000</text:p>
          </table:table-cell>
          <table:table-cell office:value-type="float" office:value="0.034667447">
            <text:p>0.03466745</text:p>
          </table:table-cell>
          <table:table-cell office:value-type="float" office:value="52350114">
            <text:p>52350114</text:p>
          </table:table-cell>
          <table:table-cell table:number-columns-repeated="29"/>
        </table:table-row>
        <table:table-row table:style-name="ro1">
          <table:table-cell office:value-type="float" office:value="10.3591143">
            <text:p>10.359114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429825">
            <text:p>10.4298250000</text:p>
          </table:table-cell>
          <table:table-cell office:value-type="float" office:value="0.054885834">
            <text:p>0.05488583</text:p>
          </table:table-cell>
          <table:table-cell office:value-type="float" office:value="82881196">
            <text:p>82881196</text:p>
          </table:table-cell>
          <table:table-cell table:number-columns-repeated="29"/>
        </table:table-row>
        <table:table-row table:style-name="ro1">
          <table:table-cell office:value-type="float" office:value="10.5005357">
            <text:p>10.500535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5712464">
            <text:p>10.5712464000</text:p>
          </table:table-cell>
          <table:table-cell office:value-type="float" office:value="0.010174931">
            <text:p>0.01017493</text:p>
          </table:table-cell>
          <table:table-cell office:value-type="float" office:value="15364812">
            <text:p>15364812</text:p>
          </table:table-cell>
          <table:table-cell table:number-columns-repeated="29"/>
        </table:table-row>
        <table:table-row table:style-name="ro1">
          <table:table-cell office:value-type="float" office:value="10.6419571">
            <text:p>10.6419571000</text:p>
          </table:table-cell>
          <table:table-cell office:value-type="float" office:value="0.059496649">
            <text:p>0.05949665</text:p>
          </table:table-cell>
          <table:table-cell office:value-type="float" office:value="89843830">
            <text:p>89843830</text:p>
          </table:table-cell>
          <table:table-cell table:number-columns-repeated="29"/>
        </table:table-row>
        <table:table-row table:style-name="ro1">
          <table:table-cell office:value-type="float" office:value="10.7126677">
            <text:p>10.7126677000</text:p>
          </table:table-cell>
          <table:table-cell office:value-type="float" office:value="0.010904429">
            <text:p>0.01090443</text:p>
          </table:table-cell>
          <table:table-cell office:value-type="float" office:value="16466400">
            <text:p>16466400</text:p>
          </table:table-cell>
          <table:table-cell table:number-columns-repeated="29"/>
        </table:table-row>
        <table:table-row table:style-name="ro1">
          <table:table-cell office:value-type="float" office:value="10.7833784">
            <text:p>10.783378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8540891">
            <text:p>10.8540891000</text:p>
          </table:table-cell>
          <table:table-cell office:value-type="float" office:value="0.012130884">
            <text:p>0.01213088</text:p>
          </table:table-cell>
          <table:table-cell office:value-type="float" office:value="18318428">
            <text:p>18318428</text:p>
          </table:table-cell>
          <table:table-cell table:number-columns-repeated="29"/>
        </table:table-row>
        <table:table-row table:style-name="ro1">
          <table:table-cell office:value-type="float" office:value="10.9247998">
            <text:p>10.924799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0.9955104">
            <text:p>10.9955104000</text:p>
          </table:table-cell>
          <table:table-cell office:value-type="float" office:value="0.036645368">
            <text:p>0.03664537</text:p>
          </table:table-cell>
          <table:table-cell office:value-type="float" office:value="55336906">
            <text:p>55336906</text:p>
          </table:table-cell>
          <table:table-cell table:number-columns-repeated="29"/>
        </table:table-row>
        <table:table-row table:style-name="ro1">
          <table:table-cell office:value-type="float" office:value="11.0662211">
            <text:p>11.0662211000</text:p>
          </table:table-cell>
          <table:table-cell office:value-type="float" office:value="0.008904854">
            <text:p>0.00890485</text:p>
          </table:table-cell>
          <table:table-cell office:value-type="float" office:value="13446912">
            <text:p>13446912</text:p>
          </table:table-cell>
          <table:table-cell table:number-columns-repeated="29"/>
        </table:table-row>
        <table:table-row table:style-name="ro1">
          <table:table-cell office:value-type="float" office:value="11.1369318">
            <text:p>11.1369318000</text:p>
          </table:table-cell>
          <table:table-cell office:value-type="float" office:value="0.041950155">
            <text:p>0.04195016</text:p>
          </table:table-cell>
          <table:table-cell office:value-type="float" office:value="63347482">
            <text:p>63347482</text:p>
          </table:table-cell>
          <table:table-cell table:number-columns-repeated="29"/>
        </table:table-row>
        <table:table-row table:style-name="ro1">
          <table:table-cell office:value-type="float" office:value="11.2076425">
            <text:p>11.2076425000</text:p>
          </table:table-cell>
          <table:table-cell office:value-type="float" office:value="0.009675009">
            <text:p>0.00967501</text:p>
          </table:table-cell>
          <table:table-cell office:value-type="float" office:value="14609896">
            <text:p>14609896</text:p>
          </table:table-cell>
          <table:table-cell table:number-columns-repeated="29"/>
        </table:table-row>
        <table:table-row table:style-name="ro1">
          <table:table-cell office:value-type="float" office:value="11.2783532">
            <text:p>11.278353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1.3490638">
            <text:p>11.3490638000</text:p>
          </table:table-cell>
          <table:table-cell office:value-type="float" office:value="0.066153906">
            <text:p>0.06615391</text:p>
          </table:table-cell>
          <table:table-cell office:value-type="float" office:value="99896716">
            <text:p>99896716</text:p>
          </table:table-cell>
          <table:table-cell table:number-columns-repeated="29"/>
        </table:table-row>
        <table:table-row table:style-name="ro1">
          <table:table-cell office:value-type="float" office:value="11.4197745">
            <text:p>11.419774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1.4904852">
            <text:p>11.490485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1.5611959">
            <text:p>11.5611959000</text:p>
          </table:table-cell>
          <table:table-cell office:value-type="float" office:value="0.011565393">
            <text:p>0.01156539</text:p>
          </table:table-cell>
          <table:table-cell office:value-type="float" office:value="17464500">
            <text:p>17464500</text:p>
          </table:table-cell>
          <table:table-cell table:number-columns-repeated="29"/>
        </table:table-row>
        <table:table-row table:style-name="ro1">
          <table:table-cell office:value-type="float" office:value="11.6319066">
            <text:p>11.6319066000</text:p>
          </table:table-cell>
          <table:table-cell office:value-type="float" office:value="0.008293845">
            <text:p>0.00829385</text:p>
          </table:table-cell>
          <table:table-cell office:value-type="float" office:value="12524248">
            <text:p>12524248</text:p>
          </table:table-cell>
          <table:table-cell table:number-columns-repeated="29"/>
        </table:table-row>
        <table:table-row table:style-name="ro1">
          <table:table-cell office:value-type="float" office:value="11.7026172">
            <text:p>11.7026172000</text:p>
          </table:table-cell>
          <table:table-cell office:value-type="float" office:value="0.038383733">
            <text:p>0.03838373</text:p>
          </table:table-cell>
          <table:table-cell office:value-type="float" office:value="57961948">
            <text:p>57961948</text:p>
          </table:table-cell>
          <table:table-cell table:number-columns-repeated="29"/>
        </table:table-row>
        <table:table-row table:style-name="ro1">
          <table:table-cell office:value-type="float" office:value="11.7733279">
            <text:p>11.7733279000</text:p>
          </table:table-cell>
          <table:table-cell office:value-type="float" office:value="0.008859468">
            <text:p>0.00885947</text:p>
          </table:table-cell>
          <table:table-cell office:value-type="float" office:value="13378376">
            <text:p>13378376</text:p>
          </table:table-cell>
          <table:table-cell table:number-columns-repeated="29"/>
        </table:table-row>
        <table:table-row table:style-name="ro1">
          <table:table-cell office:value-type="float" office:value="11.8440386">
            <text:p>11.8440386000</text:p>
          </table:table-cell>
          <table:table-cell office:value-type="float" office:value="0.028811436">
            <text:p>0.02881144</text:p>
          </table:table-cell>
          <table:table-cell office:value-type="float" office:value="43507154">
            <text:p>43507154</text:p>
          </table:table-cell>
          <table:table-cell table:number-columns-repeated="29"/>
        </table:table-row>
        <table:table-row table:style-name="ro1">
          <table:table-cell office:value-type="float" office:value="11.9147493">
            <text:p>11.9147493000</text:p>
          </table:table-cell>
          <table:table-cell office:value-type="float" office:value="0.009259237">
            <text:p>0.00925924</text:p>
          </table:table-cell>
          <table:table-cell office:value-type="float" office:value="13982054">
            <text:p>13982054</text:p>
          </table:table-cell>
          <table:table-cell table:number-columns-repeated="29"/>
        </table:table-row>
        <table:table-row table:style-name="ro1">
          <table:table-cell office:value-type="float" office:value="11.9854599">
            <text:p>11.985459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2.0561706">
            <text:p>12.0561706000</text:p>
          </table:table-cell>
          <table:table-cell office:value-type="float" office:value="0.060882401">
            <text:p>0.06088240</text:p>
          </table:table-cell>
          <table:table-cell office:value-type="float" office:value="91936408">
            <text:p>91936408</text:p>
          </table:table-cell>
          <table:table-cell table:number-columns-repeated="29"/>
        </table:table-row>
        <table:table-row table:style-name="ro1">
          <table:table-cell office:value-type="float" office:value="12.1268813">
            <text:p>12.1268813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2.197592">
            <text:p>12.197592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2.2683027">
            <text:p>12.2683027000</text:p>
          </table:table-cell>
          <table:table-cell office:value-type="float" office:value="0.022852631">
            <text:p>0.02285263</text:p>
          </table:table-cell>
          <table:table-cell office:value-type="float" office:value="34508966">
            <text:p>34508966</text:p>
          </table:table-cell>
          <table:table-cell table:number-columns-repeated="29"/>
        </table:table-row>
        <table:table-row table:style-name="ro1">
          <table:table-cell office:value-type="float" office:value="12.3390133">
            <text:p>12.3390133000</text:p>
          </table:table-cell>
          <table:table-cell office:value-type="float" office:value="0.007228207">
            <text:p>0.00722821</text:p>
          </table:table-cell>
          <table:table-cell office:value-type="float" office:value="10915066">
            <text:p>10915066</text:p>
          </table:table-cell>
          <table:table-cell table:number-columns-repeated="29"/>
        </table:table-row>
        <table:table-row table:style-name="ro1">
          <table:table-cell office:value-type="float" office:value="12.409724">
            <text:p>12.4097240000</text:p>
          </table:table-cell>
          <table:table-cell office:value-type="float" office:value="0.036044966">
            <text:p>0.03604497</text:p>
          </table:table-cell>
          <table:table-cell office:value-type="float" office:value="54430254">
            <text:p>54430254</text:p>
          </table:table-cell>
          <table:table-cell table:number-columns-repeated="29"/>
        </table:table-row>
        <table:table-row table:style-name="ro1">
          <table:table-cell office:value-type="float" office:value="12.4804347">
            <text:p>12.4804347000</text:p>
          </table:table-cell>
          <table:table-cell office:value-type="float" office:value="0.02624494">
            <text:p>0.02624494</text:p>
          </table:table-cell>
          <table:table-cell office:value-type="float" office:value="39631576">
            <text:p>39631576</text:p>
          </table:table-cell>
          <table:table-cell table:number-columns-repeated="29"/>
        </table:table-row>
        <table:table-row table:style-name="ro1">
          <table:table-cell office:value-type="float" office:value="12.5511454">
            <text:p>12.5511454000</text:p>
          </table:table-cell>
          <table:table-cell office:value-type="float" office:value="0.009030454">
            <text:p>0.00903045</text:p>
          </table:table-cell>
          <table:table-cell office:value-type="float" office:value="13636576">
            <text:p>13636576</text:p>
          </table:table-cell>
          <table:table-cell table:number-columns-repeated="29"/>
        </table:table-row>
        <table:table-row table:style-name="ro1">
          <table:table-cell office:value-type="float" office:value="12.621856">
            <text:p>12.621856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2.6925667">
            <text:p>12.692566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2.7632774">
            <text:p>12.7632774000</text:p>
          </table:table-cell>
          <table:table-cell office:value-type="float" office:value="0.056046344">
            <text:p>0.05604634</text:p>
          </table:table-cell>
          <table:table-cell office:value-type="float" office:value="84633646">
            <text:p>84633646</text:p>
          </table:table-cell>
          <table:table-cell table:number-columns-repeated="29"/>
        </table:table-row>
        <table:table-row table:style-name="ro1">
          <table:table-cell office:value-type="float" office:value="12.8339881">
            <text:p>12.8339881000</text:p>
          </table:table-cell>
          <table:table-cell office:value-type="float" office:value="0.007537051">
            <text:p>0.00753705</text:p>
          </table:table-cell>
          <table:table-cell office:value-type="float" office:value="11381440">
            <text:p>11381440</text:p>
          </table:table-cell>
          <table:table-cell table:number-columns-repeated="29"/>
        </table:table-row>
        <table:table-row table:style-name="ro1">
          <table:table-cell office:value-type="float" office:value="12.9046988">
            <text:p>12.9046988000</text:p>
          </table:table-cell>
          <table:table-cell office:value-type="float" office:value="0.007530815">
            <text:p>0.00753082</text:p>
          </table:table-cell>
          <table:table-cell office:value-type="float" office:value="11372024">
            <text:p>11372024</text:p>
          </table:table-cell>
          <table:table-cell table:number-columns-repeated="29"/>
        </table:table-row>
        <table:table-row table:style-name="ro1">
          <table:table-cell office:value-type="float" office:value="12.9754094">
            <text:p>12.9754094000</text:p>
          </table:table-cell>
          <table:table-cell office:value-type="float" office:value="0.017120523">
            <text:p>0.01712052</text:p>
          </table:table-cell>
          <table:table-cell office:value-type="float" office:value="25853110">
            <text:p>25853110</text:p>
          </table:table-cell>
          <table:table-cell table:number-columns-repeated="29"/>
        </table:table-row>
        <table:table-row table:style-name="ro1">
          <table:table-cell office:value-type="float" office:value="13.0461201">
            <text:p>13.046120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3.1168308">
            <text:p>13.1168308000</text:p>
          </table:table-cell>
          <table:table-cell office:value-type="float" office:value="0.033392083">
            <text:p>0.03339208</text:p>
          </table:table-cell>
          <table:table-cell office:value-type="float" office:value="50424234">
            <text:p>50424234</text:p>
          </table:table-cell>
          <table:table-cell table:number-columns-repeated="29"/>
        </table:table-row>
        <table:table-row table:style-name="ro1">
          <table:table-cell office:value-type="float" office:value="13.1875415">
            <text:p>13.1875415000</text:p>
          </table:table-cell>
          <table:table-cell office:value-type="float" office:value="0.024760948">
            <text:p>0.02476095</text:p>
          </table:table-cell>
          <table:table-cell office:value-type="float" office:value="37390652">
            <text:p>37390652</text:p>
          </table:table-cell>
          <table:table-cell table:number-columns-repeated="29"/>
        </table:table-row>
        <table:table-row table:style-name="ro1">
          <table:table-cell office:value-type="float" office:value="13.2582521">
            <text:p>13.2582521000</text:p>
          </table:table-cell>
          <table:table-cell office:value-type="float" office:value="0.009032298">
            <text:p>0.00903230</text:p>
          </table:table-cell>
          <table:table-cell office:value-type="float" office:value="13639360">
            <text:p>13639360</text:p>
          </table:table-cell>
          <table:table-cell table:number-columns-repeated="29"/>
        </table:table-row>
        <table:table-row table:style-name="ro1">
          <table:table-cell office:value-type="float" office:value="13.3289628">
            <text:p>13.328962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3.3996735">
            <text:p>13.399673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3.4703842">
            <text:p>13.4703842000</text:p>
          </table:table-cell>
          <table:table-cell office:value-type="float" office:value="0.062869444">
            <text:p>0.06286944</text:p>
          </table:table-cell>
          <table:table-cell office:value-type="float" office:value="94936968">
            <text:p>94936968</text:p>
          </table:table-cell>
          <table:table-cell table:number-columns-repeated="29"/>
        </table:table-row>
        <table:table-row table:style-name="ro1">
          <table:table-cell office:value-type="float" office:value="13.5410949">
            <text:p>13.5410949000</text:p>
          </table:table-cell>
          <table:table-cell office:value-type="float" office:value="0.006818837">
            <text:p>0.00681884</text:p>
          </table:table-cell>
          <table:table-cell office:value-type="float" office:value="10296890">
            <text:p>10296890</text:p>
          </table:table-cell>
          <table:table-cell table:number-columns-repeated="29"/>
        </table:table-row>
        <table:table-row table:style-name="ro1">
          <table:table-cell office:value-type="float" office:value="13.6118055">
            <text:p>13.6118055000</text:p>
          </table:table-cell>
          <table:table-cell office:value-type="float" office:value="0.008507915">
            <text:p>0.00850792</text:p>
          </table:table-cell>
          <table:table-cell office:value-type="float" office:value="12847508">
            <text:p>12847508</text:p>
          </table:table-cell>
          <table:table-cell table:number-columns-repeated="29"/>
        </table:table-row>
        <table:table-row table:style-name="ro1">
          <table:table-cell office:value-type="float" office:value="13.6825162">
            <text:p>13.6825162000</text:p>
          </table:table-cell>
          <table:table-cell office:value-type="float" office:value="0.008489785">
            <text:p>0.00848979</text:p>
          </table:table-cell>
          <table:table-cell office:value-type="float" office:value="12820130">
            <text:p>12820130</text:p>
          </table:table-cell>
          <table:table-cell table:number-columns-repeated="29"/>
        </table:table-row>
        <table:table-row table:style-name="ro1">
          <table:table-cell office:value-type="float" office:value="13.7532269">
            <text:p>13.7532269000</text:p>
          </table:table-cell>
          <table:table-cell office:value-type="float" office:value="0.008891962">
            <text:p>0.00889196</text:p>
          </table:table-cell>
          <table:table-cell office:value-type="float" office:value="13427444">
            <text:p>13427444</text:p>
          </table:table-cell>
          <table:table-cell table:number-columns-repeated="29"/>
        </table:table-row>
        <table:table-row table:style-name="ro1">
          <table:table-cell office:value-type="float" office:value="13.8239376">
            <text:p>13.8239376000</text:p>
          </table:table-cell>
          <table:table-cell office:value-type="float" office:value="0.022494225">
            <text:p>0.02249423</text:p>
          </table:table-cell>
          <table:table-cell office:value-type="float" office:value="33967754">
            <text:p>33967754</text:p>
          </table:table-cell>
          <table:table-cell table:number-columns-repeated="29"/>
        </table:table-row>
        <table:table-row table:style-name="ro1">
          <table:table-cell office:value-type="float" office:value="13.8946483">
            <text:p>13.8946483000</text:p>
          </table:table-cell>
          <table:table-cell office:value-type="float" office:value="0.030961482">
            <text:p>0.03096148</text:p>
          </table:table-cell>
          <table:table-cell office:value-type="float" office:value="46753866">
            <text:p>46753866</text:p>
          </table:table-cell>
          <table:table-cell table:number-columns-repeated="29"/>
        </table:table-row>
        <table:table-row table:style-name="ro1">
          <table:table-cell office:value-type="float" office:value="13.9653589">
            <text:p>13.965358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4.0360696">
            <text:p>14.036069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4.1067803">
            <text:p>14.1067803000</text:p>
          </table:table-cell>
          <table:table-cell office:value-type="float" office:value="0.024901791">
            <text:p>0.02490179</text:p>
          </table:table-cell>
          <table:table-cell office:value-type="float" office:value="37603332">
            <text:p>37603332</text:p>
          </table:table-cell>
          <table:table-cell table:number-columns-repeated="29"/>
        </table:table-row>
        <table:table-row table:style-name="ro1">
          <table:table-cell office:value-type="float" office:value="14.177491">
            <text:p>14.1774910000</text:p>
          </table:table-cell>
          <table:table-cell office:value-type="float" office:value="0.044514723">
            <text:p>0.04451472</text:p>
          </table:table-cell>
          <table:table-cell office:value-type="float" office:value="67220142">
            <text:p>67220142</text:p>
          </table:table-cell>
          <table:table-cell table:number-columns-repeated="29"/>
        </table:table-row>
        <table:table-row table:style-name="ro1">
          <table:table-cell office:value-type="float" office:value="14.2482016">
            <text:p>14.248201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4.3189123">
            <text:p>14.3189123000</text:p>
          </table:table-cell>
          <table:table-cell office:value-type="float" office:value="0.017535731">
            <text:p>0.01753573</text:p>
          </table:table-cell>
          <table:table-cell office:value-type="float" office:value="26480102">
            <text:p>26480102</text:p>
          </table:table-cell>
          <table:table-cell table:number-columns-repeated="29"/>
        </table:table-row>
        <table:table-row table:style-name="ro1">
          <table:table-cell office:value-type="float" office:value="14.389623">
            <text:p>14.389623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4.4603337">
            <text:p>14.4603337000</text:p>
          </table:table-cell>
          <table:table-cell office:value-type="float" office:value="0.009634132">
            <text:p>0.00963413</text:p>
          </table:table-cell>
          <table:table-cell office:value-type="float" office:value="14548170">
            <text:p>14548170</text:p>
          </table:table-cell>
          <table:table-cell table:number-columns-repeated="29"/>
        </table:table-row>
        <table:table-row table:style-name="ro1">
          <table:table-cell office:value-type="float" office:value="14.5310444">
            <text:p>14.5310444000</text:p>
          </table:table-cell>
          <table:table-cell office:value-type="float" office:value="0.02035646">
            <text:p>0.02035646</text:p>
          </table:table-cell>
          <table:table-cell office:value-type="float" office:value="30739584">
            <text:p>30739584</text:p>
          </table:table-cell>
          <table:table-cell table:number-columns-repeated="29"/>
        </table:table-row>
        <table:table-row table:style-name="ro1">
          <table:table-cell office:value-type="float" office:value="14.601755">
            <text:p>14.6017550000</text:p>
          </table:table-cell>
          <table:table-cell office:value-type="float" office:value="0.03016939">
            <text:p>0.03016939</text:p>
          </table:table-cell>
          <table:table-cell office:value-type="float" office:value="45557754">
            <text:p>45557754</text:p>
          </table:table-cell>
          <table:table-cell table:number-columns-repeated="29"/>
        </table:table-row>
        <table:table-row table:style-name="ro1">
          <table:table-cell office:value-type="float" office:value="14.6724657">
            <text:p>14.6724657000</text:p>
          </table:table-cell>
          <table:table-cell office:value-type="float" office:value="0.003990945">
            <text:p>0.00399095</text:p>
          </table:table-cell>
          <table:table-cell office:value-type="float" office:value="6026588">
            <text:p>6026588</text:p>
          </table:table-cell>
          <table:table-cell table:number-columns-repeated="29"/>
        </table:table-row>
        <table:table-row table:style-name="ro1">
          <table:table-cell office:value-type="float" office:value="14.7431764">
            <text:p>14.7431764000</text:p>
          </table:table-cell>
          <table:table-cell office:value-type="float" office:value="0.015039243">
            <text:p>0.01503924</text:p>
          </table:table-cell>
          <table:table-cell office:value-type="float" office:value="22710240">
            <text:p>22710240</text:p>
          </table:table-cell>
          <table:table-cell table:number-columns-repeated="29"/>
        </table:table-row>
        <table:table-row table:style-name="ro1">
          <table:table-cell office:value-type="float" office:value="14.8138871">
            <text:p>14.8138871000</text:p>
          </table:table-cell>
          <table:table-cell office:value-type="float" office:value="0.021150906">
            <text:p>0.02115091</text:p>
          </table:table-cell>
          <table:table-cell office:value-type="float" office:value="31939252">
            <text:p>31939252</text:p>
          </table:table-cell>
          <table:table-cell table:number-columns-repeated="29"/>
        </table:table-row>
        <table:table-row table:style-name="ro1">
          <table:table-cell office:value-type="float" office:value="14.8845977">
            <text:p>14.8845977000</text:p>
          </table:table-cell>
          <table:table-cell office:value-type="float" office:value="0.031382356">
            <text:p>0.03138236</text:p>
          </table:table-cell>
          <table:table-cell office:value-type="float" office:value="47389408">
            <text:p>47389408</text:p>
          </table:table-cell>
          <table:table-cell table:number-columns-repeated="29"/>
        </table:table-row>
        <table:table-row table:style-name="ro1">
          <table:table-cell office:value-type="float" office:value="14.9553084">
            <text:p>14.9553084000</text:p>
          </table:table-cell>
          <table:table-cell office:value-type="float" office:value="0.010324012">
            <text:p>0.01032401</text:p>
          </table:table-cell>
          <table:table-cell office:value-type="float" office:value="15589934">
            <text:p>15589934</text:p>
          </table:table-cell>
          <table:table-cell table:number-columns-repeated="29"/>
        </table:table-row>
        <table:table-row table:style-name="ro1">
          <table:table-cell office:value-type="float" office:value="15.0260191">
            <text:p>15.0260191000</text:p>
          </table:table-cell>
          <table:table-cell office:value-type="float" office:value="0.008409283">
            <text:p>0.00840928</text:p>
          </table:table-cell>
          <table:table-cell office:value-type="float" office:value="12698568">
            <text:p>12698568</text:p>
          </table:table-cell>
          <table:table-cell table:number-columns-repeated="29"/>
        </table:table-row>
        <table:table-row table:style-name="ro1">
          <table:table-cell office:value-type="float" office:value="15.0967298">
            <text:p>15.0967298000</text:p>
          </table:table-cell>
          <table:table-cell office:value-type="float" office:value="0.010528209">
            <text:p>0.01052821</text:p>
          </table:table-cell>
          <table:table-cell office:value-type="float" office:value="15898284">
            <text:p>15898284</text:p>
          </table:table-cell>
          <table:table-cell table:number-columns-repeated="29"/>
        </table:table-row>
        <table:table-row table:style-name="ro1">
          <table:table-cell office:value-type="float" office:value="15.1674405">
            <text:p>15.167440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5.2381511">
            <text:p>15.2381511000</text:p>
          </table:table-cell>
          <table:table-cell office:value-type="float" office:value="0.01877301">
            <text:p>0.01877301</text:p>
          </table:table-cell>
          <table:table-cell office:value-type="float" office:value="28348474">
            <text:p>28348474</text:p>
          </table:table-cell>
          <table:table-cell table:number-columns-repeated="29"/>
        </table:table-row>
        <table:table-row table:style-name="ro1">
          <table:table-cell office:value-type="float" office:value="15.3088618">
            <text:p>15.3088618000</text:p>
          </table:table-cell>
          <table:table-cell office:value-type="float" office:value="0.036896568">
            <text:p>0.03689657</text:p>
          </table:table-cell>
          <table:table-cell office:value-type="float" office:value="55716230">
            <text:p>55716230</text:p>
          </table:table-cell>
          <table:table-cell table:number-columns-repeated="29"/>
        </table:table-row>
        <table:table-row table:style-name="ro1">
          <table:table-cell office:value-type="float" office:value="15.3795725">
            <text:p>15.3795725000</text:p>
          </table:table-cell>
          <table:table-cell office:value-type="float" office:value="0.015173252">
            <text:p>0.01517325</text:p>
          </table:table-cell>
          <table:table-cell office:value-type="float" office:value="22912602">
            <text:p>22912602</text:p>
          </table:table-cell>
          <table:table-cell table:number-columns-repeated="29"/>
        </table:table-row>
        <table:table-row table:style-name="ro1">
          <table:table-cell office:value-type="float" office:value="15.4502832">
            <text:p>15.450283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5.5209938">
            <text:p>15.5209938000</text:p>
          </table:table-cell>
          <table:table-cell office:value-type="float" office:value="0.027900392">
            <text:p>0.02790039</text:p>
          </table:table-cell>
          <table:table-cell office:value-type="float" office:value="42131416">
            <text:p>42131416</text:p>
          </table:table-cell>
          <table:table-cell table:number-columns-repeated="29"/>
        </table:table-row>
        <table:table-row table:style-name="ro1">
          <table:table-cell office:value-type="float" office:value="15.5917045">
            <text:p>15.5917045000</text:p>
          </table:table-cell>
          <table:table-cell office:value-type="float" office:value="0.023047287">
            <text:p>0.02304729</text:p>
          </table:table-cell>
          <table:table-cell office:value-type="float" office:value="34802914">
            <text:p>34802914</text:p>
          </table:table-cell>
          <table:table-cell table:number-columns-repeated="29"/>
        </table:table-row>
        <table:table-row table:style-name="ro1">
          <table:table-cell office:value-type="float" office:value="15.6624152">
            <text:p>15.6624152000</text:p>
          </table:table-cell>
          <table:table-cell office:value-type="float" office:value="0.010963138">
            <text:p>0.01096314</text:p>
          </table:table-cell>
          <table:table-cell office:value-type="float" office:value="16555056">
            <text:p>16555056</text:p>
          </table:table-cell>
          <table:table-cell table:number-columns-repeated="29"/>
        </table:table-row>
        <table:table-row table:style-name="ro1">
          <table:table-cell office:value-type="float" office:value="15.7331259">
            <text:p>15.7331259000</text:p>
          </table:table-cell>
          <table:table-cell office:value-type="float" office:value="0.008820324">
            <text:p>0.00882032</text:p>
          </table:table-cell>
          <table:table-cell office:value-type="float" office:value="13319266">
            <text:p>13319266</text:p>
          </table:table-cell>
          <table:table-cell table:number-columns-repeated="29"/>
        </table:table-row>
        <table:table-row table:style-name="ro1">
          <table:table-cell office:value-type="float" office:value="15.8038366">
            <text:p>15.8038366000</text:p>
          </table:table-cell>
          <table:table-cell office:value-type="float" office:value="0.011502307">
            <text:p>0.01150231</text:p>
          </table:table-cell>
          <table:table-cell office:value-type="float" office:value="17369236">
            <text:p>17369236</text:p>
          </table:table-cell>
          <table:table-cell table:number-columns-repeated="29"/>
        </table:table-row>
        <table:table-row table:style-name="ro1">
          <table:table-cell office:value-type="float" office:value="15.8745472">
            <text:p>15.8745472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5.9452579">
            <text:p>15.9452579000</text:p>
          </table:table-cell>
          <table:table-cell office:value-type="float" office:value="0.028328404">
            <text:p>0.02832840</text:p>
          </table:table-cell>
          <table:table-cell office:value-type="float" office:value="42777742">
            <text:p>42777742</text:p>
          </table:table-cell>
          <table:table-cell table:number-columns-repeated="29"/>
        </table:table-row>
        <table:table-row table:style-name="ro1">
          <table:table-cell office:value-type="float" office:value="16.0159686">
            <text:p>16.0159686000</text:p>
          </table:table-cell>
          <table:table-cell office:value-type="float" office:value="0.03682429">
            <text:p>0.03682429</text:p>
          </table:table-cell>
          <table:table-cell office:value-type="float" office:value="55607090">
            <text:p>55607090</text:p>
          </table:table-cell>
          <table:table-cell table:number-columns-repeated="29"/>
        </table:table-row>
        <table:table-row table:style-name="ro1">
          <table:table-cell office:value-type="float" office:value="16.0866793">
            <text:p>16.0866793000</text:p>
          </table:table-cell>
          <table:table-cell office:value-type="float" office:value="0.00750933">
            <text:p>0.00750933</text:p>
          </table:table-cell>
          <table:table-cell office:value-type="float" office:value="11339580">
            <text:p>11339580</text:p>
          </table:table-cell>
          <table:table-cell table:number-columns-repeated="29"/>
        </table:table-row>
        <table:table-row table:style-name="ro1">
          <table:table-cell office:value-type="float" office:value="16.15739">
            <text:p>16.1573900000</text:p>
          </table:table-cell>
          <table:table-cell office:value-type="float" office:value="0.01126944">
            <text:p>0.01126944</text:p>
          </table:table-cell>
          <table:table-cell office:value-type="float" office:value="17017592">
            <text:p>17017592</text:p>
          </table:table-cell>
          <table:table-cell table:number-columns-repeated="29"/>
        </table:table-row>
        <table:table-row table:style-name="ro1">
          <table:table-cell office:value-type="float" office:value="16.2281006">
            <text:p>16.2281006000</text:p>
          </table:table-cell>
          <table:table-cell office:value-type="float" office:value="0.008532094">
            <text:p>0.00853209</text:p>
          </table:table-cell>
          <table:table-cell office:value-type="float" office:value="12884020">
            <text:p>12884020</text:p>
          </table:table-cell>
          <table:table-cell table:number-columns-repeated="29"/>
        </table:table-row>
        <table:table-row table:style-name="ro1">
          <table:table-cell office:value-type="float" office:value="16.2988113">
            <text:p>16.2988113000</text:p>
          </table:table-cell>
          <table:table-cell office:value-type="float" office:value="0.041119907">
            <text:p>0.04111991</text:p>
          </table:table-cell>
          <table:table-cell office:value-type="float" office:value="62093752">
            <text:p>62093752</text:p>
          </table:table-cell>
          <table:table-cell table:number-columns-repeated="29"/>
        </table:table-row>
        <table:table-row table:style-name="ro1">
          <table:table-cell office:value-type="float" office:value="16.369522">
            <text:p>16.369522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6.4402327">
            <text:p>16.4402327000</text:p>
          </table:table-cell>
          <table:table-cell office:value-type="float" office:value="0.009165878">
            <text:p>0.00916588</text:p>
          </table:table-cell>
          <table:table-cell office:value-type="float" office:value="13841076">
            <text:p>13841076</text:p>
          </table:table-cell>
          <table:table-cell table:number-columns-repeated="29"/>
        </table:table-row>
        <table:table-row table:style-name="ro1">
          <table:table-cell office:value-type="float" office:value="16.5109433">
            <text:p>16.5109433000</text:p>
          </table:table-cell>
          <table:table-cell office:value-type="float" office:value="0.014250672">
            <text:p>0.01425067</text:p>
          </table:table-cell>
          <table:table-cell office:value-type="float" office:value="21519448">
            <text:p>21519448</text:p>
          </table:table-cell>
          <table:table-cell table:number-columns-repeated="29"/>
        </table:table-row>
        <table:table-row table:style-name="ro1">
          <table:table-cell office:value-type="float" office:value="16.581654">
            <text:p>16.5816540000</text:p>
          </table:table-cell>
          <table:table-cell office:value-type="float" office:value="0.002346039">
            <text:p>0.00234604</text:p>
          </table:table-cell>
          <table:table-cell office:value-type="float" office:value="3542672">
            <text:p>3542672</text:p>
          </table:table-cell>
          <table:table-cell table:number-columns-repeated="29"/>
        </table:table-row>
        <table:table-row table:style-name="ro1">
          <table:table-cell office:value-type="float" office:value="16.6523647">
            <text:p>16.6523647000</text:p>
          </table:table-cell>
          <table:table-cell office:value-type="float" office:value="0.031123929">
            <text:p>0.03112393</text:p>
          </table:table-cell>
          <table:table-cell office:value-type="float" office:value="46999168">
            <text:p>46999168</text:p>
          </table:table-cell>
          <table:table-cell table:number-columns-repeated="29"/>
        </table:table-row>
        <table:table-row table:style-name="ro1">
          <table:table-cell office:value-type="float" office:value="16.7230754">
            <text:p>16.7230754000</text:p>
          </table:table-cell>
          <table:table-cell office:value-type="float" office:value="0.018862316">
            <text:p>0.01886232</text:p>
          </table:table-cell>
          <table:table-cell office:value-type="float" office:value="28483332">
            <text:p>28483332</text:p>
          </table:table-cell>
          <table:table-cell table:number-columns-repeated="29"/>
        </table:table-row>
        <table:table-row table:style-name="ro1">
          <table:table-cell office:value-type="float" office:value="16.7937861">
            <text:p>16.793786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6.8644967">
            <text:p>16.8644967000</text:p>
          </table:table-cell>
          <table:table-cell office:value-type="float" office:value="0.015099374">
            <text:p>0.01509937</text:p>
          </table:table-cell>
          <table:table-cell office:value-type="float" office:value="22801042">
            <text:p>22801042</text:p>
          </table:table-cell>
          <table:table-cell table:number-columns-repeated="29"/>
        </table:table-row>
        <table:table-row table:style-name="ro1">
          <table:table-cell office:value-type="float" office:value="16.9352074">
            <text:p>16.935207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7.0059181">
            <text:p>17.0059181000</text:p>
          </table:table-cell>
          <table:table-cell office:value-type="float" office:value="0.034930229">
            <text:p>0.03493023</text:p>
          </table:table-cell>
          <table:table-cell office:value-type="float" office:value="52746926">
            <text:p>52746926</text:p>
          </table:table-cell>
          <table:table-cell table:number-columns-repeated="29"/>
        </table:table-row>
        <table:table-row table:style-name="ro1">
          <table:table-cell office:value-type="float" office:value="17.0766288">
            <text:p>17.0766288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7.1473394">
            <text:p>17.1473394000</text:p>
          </table:table-cell>
          <table:table-cell office:value-type="float" office:value="0.019281389">
            <text:p>0.01928139</text:p>
          </table:table-cell>
          <table:table-cell office:value-type="float" office:value="29116160">
            <text:p>29116160</text:p>
          </table:table-cell>
          <table:table-cell table:number-columns-repeated="29"/>
        </table:table-row>
        <table:table-row table:style-name="ro1">
          <table:table-cell office:value-type="float" office:value="17.2180501">
            <text:p>17.2180501000</text:p>
          </table:table-cell>
          <table:table-cell office:value-type="float" office:value="0.002055963">
            <text:p>0.00205596</text:p>
          </table:table-cell>
          <table:table-cell office:value-type="float" office:value="3104638">
            <text:p>3104638</text:p>
          </table:table-cell>
          <table:table-cell table:number-columns-repeated="29"/>
        </table:table-row>
        <table:table-row table:style-name="ro1">
          <table:table-cell office:value-type="float" office:value="17.2887608">
            <text:p>17.2887608000</text:p>
          </table:table-cell>
          <table:table-cell office:value-type="float" office:value="0.002069579">
            <text:p>0.00206958</text:p>
          </table:table-cell>
          <table:table-cell office:value-type="float" office:value="3125200">
            <text:p>3125200</text:p>
          </table:table-cell>
          <table:table-cell table:number-columns-repeated="29"/>
        </table:table-row>
        <table:table-row table:style-name="ro1">
          <table:table-cell office:value-type="float" office:value="17.3594715">
            <text:p>17.3594715000</text:p>
          </table:table-cell>
          <table:table-cell office:value-type="float" office:value="0.025094373">
            <text:p>0.02509437</text:p>
          </table:table-cell>
          <table:table-cell office:value-type="float" office:value="37894144">
            <text:p>37894144</text:p>
          </table:table-cell>
          <table:table-cell table:number-columns-repeated="29"/>
        </table:table-row>
        <table:table-row table:style-name="ro1">
          <table:table-cell office:value-type="float" office:value="17.4301822">
            <text:p>17.4301822000</text:p>
          </table:table-cell>
          <table:table-cell office:value-type="float" office:value="0.016195765">
            <text:p>0.01619577</text:p>
          </table:table-cell>
          <table:table-cell office:value-type="float" office:value="24456664">
            <text:p>24456664</text:p>
          </table:table-cell>
          <table:table-cell table:number-columns-repeated="29"/>
        </table:table-row>
        <table:table-row table:style-name="ro1">
          <table:table-cell office:value-type="float" office:value="17.5008928">
            <text:p>17.5008928000</text:p>
          </table:table-cell>
          <table:table-cell office:value-type="float" office:value="0.002041288">
            <text:p>0.00204129</text:p>
          </table:table-cell>
          <table:table-cell office:value-type="float" office:value="3082478">
            <text:p>3082478</text:p>
          </table:table-cell>
          <table:table-cell table:number-columns-repeated="29"/>
        </table:table-row>
        <table:table-row table:style-name="ro1">
          <table:table-cell office:value-type="float" office:value="17.5716035">
            <text:p>17.5716035000</text:p>
          </table:table-cell>
          <table:table-cell office:value-type="float" office:value="0.007100054">
            <text:p>0.00710005</text:p>
          </table:table-cell>
          <table:table-cell office:value-type="float" office:value="10721546">
            <text:p>10721546</text:p>
          </table:table-cell>
          <table:table-cell table:number-columns-repeated="29"/>
        </table:table-row>
        <table:table-row table:style-name="ro1">
          <table:table-cell office:value-type="float" office:value="17.6423142">
            <text:p>17.6423142000</text:p>
          </table:table-cell>
          <table:table-cell office:value-type="float" office:value="0.002056393">
            <text:p>0.00205639</text:p>
          </table:table-cell>
          <table:table-cell office:value-type="float" office:value="3105288">
            <text:p>3105288</text:p>
          </table:table-cell>
          <table:table-cell table:number-columns-repeated="29"/>
        </table:table-row>
        <table:table-row table:style-name="ro1">
          <table:table-cell office:value-type="float" office:value="17.7130249">
            <text:p>17.7130249000</text:p>
          </table:table-cell>
          <table:table-cell office:value-type="float" office:value="0.027163062">
            <text:p>0.02716306</text:p>
          </table:table-cell>
          <table:table-cell office:value-type="float" office:value="41018000">
            <text:p>41018000</text:p>
          </table:table-cell>
          <table:table-cell table:number-columns-repeated="29"/>
        </table:table-row>
        <table:table-row table:style-name="ro1">
          <table:table-cell office:value-type="float" office:value="17.7837355">
            <text:p>17.7837355000</text:p>
          </table:table-cell>
          <table:table-cell office:value-type="float" office:value="0.004084662">
            <text:p>0.00408466</text:p>
          </table:table-cell>
          <table:table-cell office:value-type="float" office:value="6168106">
            <text:p>6168106</text:p>
          </table:table-cell>
          <table:table-cell table:number-columns-repeated="29"/>
        </table:table-row>
        <table:table-row table:style-name="ro1">
          <table:table-cell office:value-type="float" office:value="17.8544462">
            <text:p>17.8544462000</text:p>
          </table:table-cell>
          <table:table-cell office:value-type="float" office:value="0.012028061">
            <text:p>0.01202806</text:p>
          </table:table-cell>
          <table:table-cell office:value-type="float" office:value="18163158">
            <text:p>18163158</text:p>
          </table:table-cell>
          <table:table-cell table:number-columns-repeated="29"/>
        </table:table-row>
        <table:table-row table:style-name="ro1">
          <table:table-cell office:value-type="float" office:value="17.9251569">
            <text:p>17.9251569000</text:p>
          </table:table-cell>
          <table:table-cell office:value-type="float" office:value="0.002056748">
            <text:p>0.00205675</text:p>
          </table:table-cell>
          <table:table-cell office:value-type="float" office:value="3105824">
            <text:p>3105824</text:p>
          </table:table-cell>
          <table:table-cell table:number-columns-repeated="29"/>
        </table:table-row>
        <table:table-row table:style-name="ro1">
          <table:table-cell office:value-type="float" office:value="17.9958676">
            <text:p>17.995867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8.0665783">
            <text:p>18.0665783000</text:p>
          </table:table-cell>
          <table:table-cell office:value-type="float" office:value="0.019734627">
            <text:p>0.01973463</text:p>
          </table:table-cell>
          <table:table-cell office:value-type="float" office:value="29800578">
            <text:p>29800578</text:p>
          </table:table-cell>
          <table:table-cell table:number-columns-repeated="29"/>
        </table:table-row>
        <table:table-row table:style-name="ro1">
          <table:table-cell office:value-type="float" office:value="18.1372889">
            <text:p>18.1372889000</text:p>
          </table:table-cell>
          <table:table-cell office:value-type="float" office:value="0.014235681">
            <text:p>0.01423568</text:p>
          </table:table-cell>
          <table:table-cell office:value-type="float" office:value="21496810">
            <text:p>21496810</text:p>
          </table:table-cell>
          <table:table-cell table:number-columns-repeated="29"/>
        </table:table-row>
        <table:table-row table:style-name="ro1">
          <table:table-cell office:value-type="float" office:value="18.2079996">
            <text:p>18.2079996000</text:p>
          </table:table-cell>
          <table:table-cell office:value-type="float" office:value="0.002043882">
            <text:p>0.00204388</text:p>
          </table:table-cell>
          <table:table-cell office:value-type="float" office:value="3086396">
            <text:p>3086396</text:p>
          </table:table-cell>
          <table:table-cell table:number-columns-repeated="29"/>
        </table:table-row>
        <table:table-row table:style-name="ro1">
          <table:table-cell office:value-type="float" office:value="18.2787103">
            <text:p>18.2787103000</text:p>
          </table:table-cell>
          <table:table-cell office:value-type="float" office:value="0.00245461">
            <text:p>0.00245461</text:p>
          </table:table-cell>
          <table:table-cell office:value-type="float" office:value="3706622">
            <text:p>3706622</text:p>
          </table:table-cell>
          <table:table-cell table:number-columns-repeated="29"/>
        </table:table-row>
        <table:table-row table:style-name="ro1">
          <table:table-cell office:value-type="float" office:value="18.349421">
            <text:p>18.3494210000</text:p>
          </table:table-cell>
          <table:table-cell office:value-type="float" office:value="0.003103744">
            <text:p>0.00310374</text:p>
          </table:table-cell>
          <table:table-cell office:value-type="float" office:value="4686856">
            <text:p>4686856</text:p>
          </table:table-cell>
          <table:table-cell table:number-columns-repeated="29"/>
        </table:table-row>
        <table:table-row table:style-name="ro1">
          <table:table-cell office:value-type="float" office:value="18.4201316">
            <text:p>18.4201316000</text:p>
          </table:table-cell>
          <table:table-cell office:value-type="float" office:value="0.02902136">
            <text:p>0.02902136</text:p>
          </table:table-cell>
          <table:table-cell office:value-type="float" office:value="43824152">
            <text:p>43824152</text:p>
          </table:table-cell>
          <table:table-cell table:number-columns-repeated="29"/>
        </table:table-row>
        <table:table-row table:style-name="ro1">
          <table:table-cell office:value-type="float" office:value="18.4908423">
            <text:p>18.4908423000</text:p>
          </table:table-cell>
          <table:table-cell office:value-type="float" office:value="0.002026849">
            <text:p>0.00202685</text:p>
          </table:table-cell>
          <table:table-cell office:value-type="float" office:value="3060674">
            <text:p>3060674</text:p>
          </table:table-cell>
          <table:table-cell table:number-columns-repeated="29"/>
        </table:table-row>
        <table:table-row table:style-name="ro1">
          <table:table-cell office:value-type="float" office:value="18.561553">
            <text:p>18.5615530000</text:p>
          </table:table-cell>
          <table:table-cell office:value-type="float" office:value="0.007009848">
            <text:p>0.00700985</text:p>
          </table:table-cell>
          <table:table-cell office:value-type="float" office:value="10585330">
            <text:p>10585330</text:p>
          </table:table-cell>
          <table:table-cell table:number-columns-repeated="29"/>
        </table:table-row>
        <table:table-row table:style-name="ro1">
          <table:table-cell office:value-type="float" office:value="18.6322637">
            <text:p>18.6322637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8.7029744">
            <text:p>18.7029744000</text:p>
          </table:table-cell>
          <table:table-cell office:value-type="float" office:value="0.00205012">
            <text:p>0.00205012</text:p>
          </table:table-cell>
          <table:table-cell office:value-type="float" office:value="3095816">
            <text:p>3095816</text:p>
          </table:table-cell>
          <table:table-cell table:number-columns-repeated="29"/>
        </table:table-row>
        <table:table-row table:style-name="ro1">
          <table:table-cell office:value-type="float" office:value="18.773685">
            <text:p>18.7736850000</text:p>
          </table:table-cell>
          <table:table-cell office:value-type="float" office:value="0.016795728">
            <text:p>0.01679573</text:p>
          </table:table-cell>
          <table:table-cell office:value-type="float" office:value="25362648">
            <text:p>25362648</text:p>
          </table:table-cell>
          <table:table-cell table:number-columns-repeated="29"/>
        </table:table-row>
        <table:table-row table:style-name="ro1">
          <table:table-cell office:value-type="float" office:value="18.8443957">
            <text:p>18.8443957000</text:p>
          </table:table-cell>
          <table:table-cell office:value-type="float" office:value="0.010389081">
            <text:p>0.01038908</text:p>
          </table:table-cell>
          <table:table-cell office:value-type="float" office:value="15688192">
            <text:p>15688192</text:p>
          </table:table-cell>
          <table:table-cell table:number-columns-repeated="29"/>
        </table:table-row>
        <table:table-row table:style-name="ro1">
          <table:table-cell office:value-type="float" office:value="18.9151064">
            <text:p>18.9151064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8.9858171">
            <text:p>18.9858171000</text:p>
          </table:table-cell>
          <table:table-cell office:value-type="float" office:value="0.006799939">
            <text:p>0.00679994</text:p>
          </table:table-cell>
          <table:table-cell office:value-type="float" office:value="10268352">
            <text:p>10268352</text:p>
          </table:table-cell>
          <table:table-cell table:number-columns-repeated="29"/>
        </table:table-row>
        <table:table-row table:style-name="ro1">
          <table:table-cell office:value-type="float" office:value="19.0565278">
            <text:p>19.0565278000</text:p>
          </table:table-cell>
          <table:table-cell office:value-type="float" office:value="0.004183441">
            <text:p>0.00418344</text:p>
          </table:table-cell>
          <table:table-cell office:value-type="float" office:value="6317270">
            <text:p>6317270</text:p>
          </table:table-cell>
          <table:table-cell table:number-columns-repeated="29"/>
        </table:table-row>
        <table:table-row table:style-name="ro1">
          <table:table-cell office:value-type="float" office:value="19.1272384">
            <text:p>19.1272384000</text:p>
          </table:table-cell>
          <table:table-cell office:value-type="float" office:value="0.020555004">
            <text:p>0.02055500</text:p>
          </table:table-cell>
          <table:table-cell office:value-type="float" office:value="31039400">
            <text:p>31039400</text:p>
          </table:table-cell>
          <table:table-cell table:number-columns-repeated="29"/>
        </table:table-row>
        <table:table-row table:style-name="ro1">
          <table:table-cell office:value-type="float" office:value="19.1979491">
            <text:p>19.1979491000</text:p>
          </table:table-cell>
          <table:table-cell office:value-type="float" office:value="0.002414879">
            <text:p>0.00241488</text:p>
          </table:table-cell>
          <table:table-cell office:value-type="float" office:value="3646626">
            <text:p>3646626</text:p>
          </table:table-cell>
          <table:table-cell table:number-columns-repeated="29"/>
        </table:table-row>
        <table:table-row table:style-name="ro1">
          <table:table-cell office:value-type="float" office:value="19.2686598">
            <text:p>19.2686598000</text:p>
          </table:table-cell>
          <table:table-cell office:value-type="float" office:value="0.005217189">
            <text:p>0.00521719</text:p>
          </table:table-cell>
          <table:table-cell office:value-type="float" office:value="7878296">
            <text:p>7878296</text:p>
          </table:table-cell>
          <table:table-cell table:number-columns-repeated="29"/>
        </table:table-row>
        <table:table-row table:style-name="ro1">
          <table:table-cell office:value-type="float" office:value="19.3393705">
            <text:p>19.339370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9.4100811">
            <text:p>19.4100811000</text:p>
          </table:table-cell>
          <table:table-cell office:value-type="float" office:value="0.004772278">
            <text:p>0.00477228</text:p>
          </table:table-cell>
          <table:table-cell office:value-type="float" office:value="7206452">
            <text:p>7206452</text:p>
          </table:table-cell>
          <table:table-cell table:number-columns-repeated="29"/>
        </table:table-row>
        <table:table-row table:style-name="ro1">
          <table:table-cell office:value-type="float" office:value="19.4807918">
            <text:p>19.4807918000</text:p>
          </table:table-cell>
          <table:table-cell office:value-type="float" office:value="0.008635111">
            <text:p>0.00863511</text:p>
          </table:table-cell>
          <table:table-cell office:value-type="float" office:value="13039582">
            <text:p>13039582</text:p>
          </table:table-cell>
          <table:table-cell table:number-columns-repeated="29"/>
        </table:table-row>
        <table:table-row table:style-name="ro1">
          <table:table-cell office:value-type="float" office:value="19.5515025">
            <text:p>19.5515025000</text:p>
          </table:table-cell>
          <table:table-cell office:value-type="float" office:value="0.005738865">
            <text:p>0.00573887</text:p>
          </table:table-cell>
          <table:table-cell office:value-type="float" office:value="8666062">
            <text:p>8666062</text:p>
          </table:table-cell>
          <table:table-cell table:number-columns-repeated="29"/>
        </table:table-row>
        <table:table-row table:style-name="ro1">
          <table:table-cell office:value-type="float" office:value="19.6222132">
            <text:p>19.6222132000</text:p>
          </table:table-cell>
          <table:table-cell office:value-type="float" office:value="0.005149052">
            <text:p>0.00514905</text:p>
          </table:table-cell>
          <table:table-cell office:value-type="float" office:value="7775406">
            <text:p>7775406</text:p>
          </table:table-cell>
          <table:table-cell table:number-columns-repeated="29"/>
        </table:table-row>
        <table:table-row table:style-name="ro1">
          <table:table-cell office:value-type="float" office:value="19.6929239">
            <text:p>19.6929239000</text:p>
          </table:table-cell>
          <table:table-cell office:value-type="float" office:value="0.00743727">
            <text:p>0.00743727</text:p>
          </table:table-cell>
          <table:table-cell office:value-type="float" office:value="11230764">
            <text:p>11230764</text:p>
          </table:table-cell>
          <table:table-cell table:number-columns-repeated="29"/>
        </table:table-row>
        <table:table-row table:style-name="ro1">
          <table:table-cell office:value-type="float" office:value="19.7636345">
            <text:p>19.7636345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19.8343452">
            <text:p>19.8343452000</text:p>
          </table:table-cell>
          <table:table-cell office:value-type="float" office:value="0.010119666">
            <text:p>0.01011967</text:p>
          </table:table-cell>
          <table:table-cell office:value-type="float" office:value="15281358">
            <text:p>15281358</text:p>
          </table:table-cell>
          <table:table-cell table:number-columns-repeated="29"/>
        </table:table-row>
        <table:table-row table:style-name="ro1">
          <table:table-cell office:value-type="float" office:value="19.9050559">
            <text:p>19.9050559000</text:p>
          </table:table-cell>
          <table:table-cell office:value-type="float" office:value="0.004782103">
            <text:p>0.00478210</text:p>
          </table:table-cell>
          <table:table-cell office:value-type="float" office:value="7221288">
            <text:p>7221288</text:p>
          </table:table-cell>
          <table:table-cell table:number-columns-repeated="29"/>
        </table:table-row>
        <table:table-row table:style-name="ro1">
          <table:table-cell office:value-type="float" office:value="19.9757666">
            <text:p>19.9757666000</text:p>
          </table:table-cell>
          <table:table-cell office:value-type="float" office:value="0.003553441">
            <text:p>0.00355344</text:p>
          </table:table-cell>
          <table:table-cell office:value-type="float" office:value="5365928">
            <text:p>5365928</text:p>
          </table:table-cell>
          <table:table-cell table:number-columns-repeated="29"/>
        </table:table-row>
        <table:table-row table:style-name="ro1">
          <table:table-cell office:value-type="float" office:value="20.0464772">
            <text:p>20.0464772000</text:p>
          </table:table-cell>
          <table:table-cell office:value-type="float" office:value="0.002169086">
            <text:p>0.00216909</text:p>
          </table:table-cell>
          <table:table-cell office:value-type="float" office:value="3275462">
            <text:p>3275462</text:p>
          </table:table-cell>
          <table:table-cell table:number-columns-repeated="29"/>
        </table:table-row>
        <table:table-row table:style-name="ro1">
          <table:table-cell office:value-type="float" office:value="20.1171879">
            <text:p>20.1171879000</text:p>
          </table:table-cell>
          <table:table-cell office:value-type="float" office:value="0.003116409">
            <text:p>0.00311641</text:p>
          </table:table-cell>
          <table:table-cell office:value-type="float" office:value="4705982">
            <text:p>4705982</text:p>
          </table:table-cell>
          <table:table-cell table:number-columns-repeated="29"/>
        </table:table-row>
        <table:table-row table:style-name="ro1">
          <table:table-cell office:value-type="float" office:value="20.1878986">
            <text:p>20.1878986000</text:p>
          </table:table-cell>
          <table:table-cell office:value-type="float" office:value="0.008527478">
            <text:p>0.00852748</text:p>
          </table:table-cell>
          <table:table-cell office:value-type="float" office:value="12877050">
            <text:p>12877050</text:p>
          </table:table-cell>
          <table:table-cell table:number-columns-repeated="29"/>
        </table:table-row>
        <table:table-row table:style-name="ro1">
          <table:table-cell office:value-type="float" office:value="20.2586093">
            <text:p>20.2586093000</text:p>
          </table:table-cell>
          <table:table-cell office:value-type="float" office:value="0.008041583">
            <text:p>0.00804158</text:p>
          </table:table-cell>
          <table:table-cell office:value-type="float" office:value="12143316">
            <text:p>12143316</text:p>
          </table:table-cell>
          <table:table-cell table:number-columns-repeated="29"/>
        </table:table-row>
        <table:table-row table:style-name="ro1">
          <table:table-cell office:value-type="float" office:value="20.32932">
            <text:p>20.3293200000</text:p>
          </table:table-cell>
          <table:table-cell office:value-type="float" office:value="0.002043247">
            <text:p>0.00204325</text:p>
          </table:table-cell>
          <table:table-cell office:value-type="float" office:value="3085436">
            <text:p>3085436</text:p>
          </table:table-cell>
          <table:table-cell table:number-columns-repeated="29"/>
        </table:table-row>
        <table:table-row table:style-name="ro1">
          <table:table-cell office:value-type="float" office:value="20.4000306">
            <text:p>20.4000306000</text:p>
          </table:table-cell>
          <table:table-cell office:value-type="float" office:value="0.005995952">
            <text:p>0.00599595</text:p>
          </table:table-cell>
          <table:table-cell office:value-type="float" office:value="9054280">
            <text:p>9054280</text:p>
          </table:table-cell>
          <table:table-cell table:number-columns-repeated="29"/>
        </table:table-row>
        <table:table-row table:style-name="ro1">
          <table:table-cell office:value-type="float" office:value="20.4707413">
            <text:p>20.4707413000</text:p>
          </table:table-cell>
          <table:table-cell office:value-type="float" office:value="0.002052473">
            <text:p>0.00205247</text:p>
          </table:table-cell>
          <table:table-cell office:value-type="float" office:value="3099368">
            <text:p>3099368</text:p>
          </table:table-cell>
          <table:table-cell table:number-columns-repeated="29"/>
        </table:table-row>
        <table:table-row table:style-name="ro1">
          <table:table-cell office:value-type="float" office:value="20.541452">
            <text:p>20.5414520000</text:p>
          </table:table-cell>
          <table:table-cell office:value-type="float" office:value="0.004116616">
            <text:p>0.00411662</text:p>
          </table:table-cell>
          <table:table-cell office:value-type="float" office:value="6216360">
            <text:p>6216360</text:p>
          </table:table-cell>
          <table:table-cell table:number-columns-repeated="29"/>
        </table:table-row>
        <table:table-row table:style-name="ro1">
          <table:table-cell office:value-type="float" office:value="20.6121627">
            <text:p>20.6121627000</text:p>
          </table:table-cell>
          <table:table-cell office:value-type="float" office:value="0.005300474">
            <text:p>0.00530047</text:p>
          </table:table-cell>
          <table:table-cell office:value-type="float" office:value="8004062">
            <text:p>8004062</text:p>
          </table:table-cell>
          <table:table-cell table:number-columns-repeated="29"/>
        </table:table-row>
        <table:table-row table:style-name="ro1">
          <table:table-cell office:value-type="float" office:value="20.6828733">
            <text:p>20.6828733000</text:p>
          </table:table-cell>
          <table:table-cell office:value-type="float" office:value="0.003898142">
            <text:p>0.00389814</text:p>
          </table:table-cell>
          <table:table-cell office:value-type="float" office:value="5886450">
            <text:p>5886450</text:p>
          </table:table-cell>
          <table:table-cell table:number-columns-repeated="29"/>
        </table:table-row>
        <table:table-row table:style-name="ro1">
          <table:table-cell office:value-type="float" office:value="20.753584">
            <text:p>20.7535840000</text:p>
          </table:table-cell>
          <table:table-cell office:value-type="float" office:value="0.002298854">
            <text:p>0.00229885</text:p>
          </table:table-cell>
          <table:table-cell office:value-type="float" office:value="3471420">
            <text:p>3471420</text:p>
          </table:table-cell>
          <table:table-cell table:number-columns-repeated="29"/>
        </table:table-row>
        <table:table-row table:style-name="ro1">
          <table:table-cell office:value-type="float" office:value="20.8242947">
            <text:p>20.8242947000</text:p>
          </table:table-cell>
          <table:table-cell office:value-type="float" office:value="0.006652696">
            <text:p>0.00665270</text:p>
          </table:table-cell>
          <table:table-cell office:value-type="float" office:value="10046006">
            <text:p>10046006</text:p>
          </table:table-cell>
          <table:table-cell table:number-columns-repeated="29"/>
        </table:table-row>
        <table:table-row table:style-name="ro1">
          <table:table-cell office:value-type="float" office:value="20.8950054">
            <text:p>20.8950054000</text:p>
          </table:table-cell>
          <table:table-cell office:value-type="float" office:value="0.006591276">
            <text:p>0.00659128</text:p>
          </table:table-cell>
          <table:table-cell office:value-type="float" office:value="9953258">
            <text:p>9953258</text:p>
          </table:table-cell>
          <table:table-cell table:number-columns-repeated="29"/>
        </table:table-row>
        <table:table-row table:style-name="ro1">
          <table:table-cell office:value-type="float" office:value="20.9657161">
            <text:p>20.9657161000</text:p>
          </table:table-cell>
          <table:table-cell office:value-type="float" office:value="0.004103149">
            <text:p>0.00410315</text:p>
          </table:table-cell>
          <table:table-cell office:value-type="float" office:value="6196024">
            <text:p>6196024</text:p>
          </table:table-cell>
          <table:table-cell table:number-columns-repeated="29"/>
        </table:table-row>
        <table:table-row table:style-name="ro1">
          <table:table-cell office:value-type="float" office:value="21.0364267">
            <text:p>21.0364267000</text:p>
          </table:table-cell>
          <table:table-cell office:value-type="float" office:value="0.002069308">
            <text:p>0.00206931</text:p>
          </table:table-cell>
          <table:table-cell office:value-type="float" office:value="3124790">
            <text:p>3124790</text:p>
          </table:table-cell>
          <table:table-cell table:number-columns-repeated="29"/>
        </table:table-row>
        <table:table-row table:style-name="ro1">
          <table:table-cell office:value-type="float" office:value="21.1071374">
            <text:p>21.1071374000</text:p>
          </table:table-cell>
          <table:table-cell office:value-type="float" office:value="0.0087622">
            <text:p>0.00876220</text:p>
          </table:table-cell>
          <table:table-cell office:value-type="float" office:value="13231496">
            <text:p>13231496</text:p>
          </table:table-cell>
          <table:table-cell table:number-columns-repeated="29"/>
        </table:table-row>
        <table:table-row table:style-name="ro1">
          <table:table-cell office:value-type="float" office:value="21.1778481">
            <text:p>21.1778481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1.2485588">
            <text:p>21.2485588000</text:p>
          </table:table-cell>
          <table:table-cell office:value-type="float" office:value="0.002309169">
            <text:p>0.00230917</text:p>
          </table:table-cell>
          <table:table-cell office:value-type="float" office:value="3486996">
            <text:p>3486996</text:p>
          </table:table-cell>
          <table:table-cell table:number-columns-repeated="29"/>
        </table:table-row>
        <table:table-row table:style-name="ro1">
          <table:table-cell office:value-type="float" office:value="21.3192695">
            <text:p>21.3192695000</text:p>
          </table:table-cell>
          <table:table-cell office:value-type="float" office:value="0.007581382">
            <text:p>0.00758138</text:p>
          </table:table-cell>
          <table:table-cell office:value-type="float" office:value="11448382">
            <text:p>11448382</text:p>
          </table:table-cell>
          <table:table-cell table:number-columns-repeated="29"/>
        </table:table-row>
        <table:table-row table:style-name="ro1">
          <table:table-cell office:value-type="float" office:value="21.3899801">
            <text:p>21.3899801000</text:p>
          </table:table-cell>
          <table:table-cell office:value-type="float" office:value="0.002476493">
            <text:p>0.00247649</text:p>
          </table:table-cell>
          <table:table-cell office:value-type="float" office:value="3739666">
            <text:p>3739666</text:p>
          </table:table-cell>
          <table:table-cell table:number-columns-repeated="29"/>
        </table:table-row>
        <table:table-row table:style-name="ro1">
          <table:table-cell office:value-type="float" office:value="21.4606908">
            <text:p>21.4606908000</text:p>
          </table:table-cell>
          <table:table-cell office:value-type="float" office:value="0.004178513">
            <text:p>0.00417851</text:p>
          </table:table-cell>
          <table:table-cell office:value-type="float" office:value="6309828">
            <text:p>6309828</text:p>
          </table:table-cell>
          <table:table-cell table:number-columns-repeated="29"/>
        </table:table-row>
        <table:table-row table:style-name="ro1">
          <table:table-cell office:value-type="float" office:value="21.5314015">
            <text:p>21.5314015000</text:p>
          </table:table-cell>
          <table:table-cell office:value-type="float" office:value="0.005951485">
            <text:p>0.00595149</text:p>
          </table:table-cell>
          <table:table-cell office:value-type="float" office:value="8987132">
            <text:p>8987132</text:p>
          </table:table-cell>
          <table:table-cell table:number-columns-repeated="29"/>
        </table:table-row>
        <table:table-row table:style-name="ro1">
          <table:table-cell office:value-type="float" office:value="21.6021122">
            <text:p>21.6021122000</text:p>
          </table:table-cell>
          <table:table-cell office:value-type="float" office:value="0.004864125">
            <text:p>0.00486413</text:p>
          </table:table-cell>
          <table:table-cell office:value-type="float" office:value="7345146">
            <text:p>7345146</text:p>
          </table:table-cell>
          <table:table-cell table:number-columns-repeated="29"/>
        </table:table-row>
        <table:table-row table:style-name="ro1">
          <table:table-cell office:value-type="float" office:value="21.6728228">
            <text:p>21.6728228000</text:p>
          </table:table-cell>
          <table:table-cell office:value-type="float" office:value="0.002103217">
            <text:p>0.00210322</text:p>
          </table:table-cell>
          <table:table-cell office:value-type="float" office:value="3175996">
            <text:p>3175996</text:p>
          </table:table-cell>
          <table:table-cell table:number-columns-repeated="29"/>
        </table:table-row>
        <table:table-row table:style-name="ro1">
          <table:table-cell office:value-type="float" office:value="21.7435335">
            <text:p>21.7435335000</text:p>
          </table:table-cell>
          <table:table-cell office:value-type="float" office:value="0.003029987">
            <text:p>0.00302999</text:p>
          </table:table-cell>
          <table:table-cell office:value-type="float" office:value="4575478">
            <text:p>4575478</text:p>
          </table:table-cell>
          <table:table-cell table:number-columns-repeated="29"/>
        </table:table-row>
        <table:table-row table:style-name="ro1">
          <table:table-cell office:value-type="float" office:value="21.8142442">
            <text:p>21.8142442000</text:p>
          </table:table-cell>
          <table:table-cell office:value-type="float" office:value="0.006249891">
            <text:p>0.00624989</text:p>
          </table:table-cell>
          <table:table-cell office:value-type="float" office:value="9437744">
            <text:p>9437744</text:p>
          </table:table-cell>
          <table:table-cell table:number-columns-repeated="29"/>
        </table:table-row>
        <table:table-row table:style-name="ro1">
          <table:table-cell office:value-type="float" office:value="21.8849549">
            <text:p>21.8849549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1.9556656">
            <text:p>21.9556656000</text:p>
          </table:table-cell>
          <table:table-cell office:value-type="float" office:value="0.006313533">
            <text:p>0.00631353</text:p>
          </table:table-cell>
          <table:table-cell office:value-type="float" office:value="9533848">
            <text:p>9533848</text:p>
          </table:table-cell>
          <table:table-cell table:number-columns-repeated="29"/>
        </table:table-row>
        <table:table-row table:style-name="ro1">
          <table:table-cell office:value-type="float" office:value="22.0263762">
            <text:p>22.0263762000</text:p>
          </table:table-cell>
          <table:table-cell office:value-type="float" office:value="0.00311674">
            <text:p>0.00311674</text:p>
          </table:table-cell>
          <table:table-cell office:value-type="float" office:value="4706482">
            <text:p>4706482</text:p>
          </table:table-cell>
          <table:table-cell table:number-columns-repeated="29"/>
        </table:table-row>
        <table:table-row table:style-name="ro1">
          <table:table-cell office:value-type="float" office:value="22.0970869">
            <text:p>22.0970869000</text:p>
          </table:table-cell>
          <table:table-cell office:value-type="float" office:value="0.004858665">
            <text:p>0.00485867</text:p>
          </table:table-cell>
          <table:table-cell office:value-type="float" office:value="7336902">
            <text:p>7336902</text:p>
          </table:table-cell>
          <table:table-cell table:number-columns-repeated="29"/>
        </table:table-row>
        <table:table-row table:style-name="ro1">
          <table:table-cell office:value-type="float" office:value="22.1677976">
            <text:p>22.1677976000</text:p>
          </table:table-cell>
          <table:table-cell office:value-type="float" office:value="0.002093426">
            <text:p>0.00209343</text:p>
          </table:table-cell>
          <table:table-cell office:value-type="float" office:value="3161210">
            <text:p>3161210</text:p>
          </table:table-cell>
          <table:table-cell table:number-columns-repeated="29"/>
        </table:table-row>
        <table:table-row table:style-name="ro1">
          <table:table-cell office:value-type="float" office:value="22.2385083">
            <text:p>22.2385083000</text:p>
          </table:table-cell>
          <table:table-cell office:value-type="float" office:value="0.009191567">
            <text:p>0.00919157</text:p>
          </table:table-cell>
          <table:table-cell office:value-type="float" office:value="13879868">
            <text:p>13879868</text:p>
          </table:table-cell>
          <table:table-cell table:number-columns-repeated="29"/>
        </table:table-row>
        <table:table-row table:style-name="ro1">
          <table:table-cell office:value-type="float" office:value="22.3092189">
            <text:p>22.3092189000</text:p>
          </table:table-cell>
          <table:table-cell office:value-type="float" office:value="0.002162861">
            <text:p>0.00216286</text:p>
          </table:table-cell>
          <table:table-cell office:value-type="float" office:value="3266062">
            <text:p>3266062</text:p>
          </table:table-cell>
          <table:table-cell table:number-columns-repeated="29"/>
        </table:table-row>
        <table:table-row table:style-name="ro1">
          <table:table-cell office:value-type="float" office:value="22.3799296">
            <text:p>22.3799296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2.4506403">
            <text:p>22.4506403000</text:p>
          </table:table-cell>
          <table:table-cell office:value-type="float" office:value="0.005480931">
            <text:p>0.00548093</text:p>
          </table:table-cell>
          <table:table-cell office:value-type="float" office:value="8276564">
            <text:p>8276564</text:p>
          </table:table-cell>
          <table:table-cell table:number-columns-repeated="29"/>
        </table:table-row>
        <table:table-row table:style-name="ro1">
          <table:table-cell office:value-type="float" office:value="22.521351">
            <text:p>22.5213510000</text:p>
          </table:table-cell>
          <table:table-cell office:value-type="float" office:value="0">
            <text:p>0.00000000</text:p>
          </table:table-cell>
          <table:table-cell office:value-type="float" office:value="0">
            <text:p>0</text:p>
          </table:table-cell>
          <table:table-cell table:number-columns-repeated="29"/>
        </table:table-row>
        <table:table-row table:style-name="ro1">
          <table:table-cell office:value-type="float" office:value="22.5920617">
            <text:p>22.5920617000</text:p>
          </table:table-cell>
          <table:table-cell office:value-type="float" office:value="0.002771069">
            <text:p>0.00277107</text:p>
          </table:table-cell>
          <table:table-cell office:value-type="float" office:value="4184496">
            <text:p>4184496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 table:number-rows-repeated="65132">
          <table:table-cell table:number-columns-repeated="32"/>
        </table:table-row>
        <table:table-row table:style-name="ro1"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11/27/2009</text:date>, <text:time>11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7T11:48:57</dc:date>
    <dc:creator>Arthur Gordon-Wright</dc:creator>
    <meta:generator>OpenOffice.org/3.1$Unix OpenOffice.org_project/310m19$Build-9420</meta:generator>
    <meta:editing-duration>PT01H00M21S</meta:editing-duration>
    <meta:editing-cycles>1</meta:editing-cycles>
    <meta:document-statistic meta:table-count="1" meta:cell-count="30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122">
      <number:number number:decimal-places="8" number:min-integer-digits="1"/>
    </number:number-style>
    <number:number-style style:name="N124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12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1.996cm" svg:height="12.147cm" chart:class="chart:scatter" chart:style-name="ch1">
        <chart:legend chart:legend-position="end" svg:x="19.663cm" svg:y="5.791cm" chart:style-name="ch2"/>
        <chart:plot-area chart:style-name="ch3" table:cell-range-address="Sheet1.A82:Sheet1.B401" svg:x="0.439cm" svg:y="0.242cm" svg:width="18.786cm" svg:height="11.42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2:Sheet1.B401" chart:class="chart:scatter">
            <chart:domain table:cell-range-address="Sheet1.A82:Sheet1.A401"/>
            <chart:data-point chart:repeated="3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3553">
                <text:p text:id="Sheet1.A82:Sheet1.A401">0.0353553</text:p>
              </table:table-cell>
              <table:table-cell office:value-type="float" office:value="0.070246361">
                <text:p text:id="Sheet1.B82:Sheet1.B401">0.0702463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066">
                <text:p>0.106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67767">
                <text:p>0.1767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4874">
                <text:p>0.2474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81981">
                <text:p>0.318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89087">
                <text:p>0.3889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96194">
                <text:p>0.459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03301">
                <text:p>0.530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10408">
                <text:p>0.601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17514">
                <text:p>0.6717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24621">
                <text:p>0.7424621</text:p>
              </table:table-cell>
              <table:table-cell office:value-type="float" office:value="0.564277172">
                <text:p>0.56427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31728">
                <text:p>0.813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38835">
                <text:p>0.883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45942">
                <text:p>0.9545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53048">
                <text:p>1.025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60155">
                <text:p>1.096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67262">
                <text:p>1.1667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374369">
                <text:p>1.2374369</text:p>
              </table:table-cell>
              <table:table-cell office:value-type="float" office:value="0.544411361">
                <text:p>0.544411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081475">
                <text:p>1.308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88582">
                <text:p>1.378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95689">
                <text:p>1.4495689</text:p>
              </table:table-cell>
              <table:table-cell office:value-type="float" office:value="0.320928901">
                <text:p>0.320928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02796">
                <text:p>1.520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909903">
                <text:p>1.5909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617009">
                <text:p>1.661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24116">
                <text:p>1.732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031223">
                <text:p>1.803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73833">
                <text:p>1.873833</text:p>
              </table:table-cell>
              <table:table-cell office:value-type="float" office:value="0.199385181">
                <text:p>0.199385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445436">
                <text:p>1.9445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52543">
                <text:p>2.015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85965">
                <text:p>2.08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566757">
                <text:p>2.1566757</text:p>
              </table:table-cell>
              <table:table-cell office:value-type="float" office:value="0.118843719">
                <text:p>0.118843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273864">
                <text:p>2.227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98097">
                <text:p>2.298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688077">
                <text:p>2.3688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395184">
                <text:p>2.4395184</text:p>
              </table:table-cell>
              <table:table-cell office:value-type="float" office:value="0.062952772">
                <text:p>0.062952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102291">
                <text:p>2.510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809398">
                <text:p>2.5809398</text:p>
              </table:table-cell>
              <table:table-cell office:value-type="float" office:value="0.131526217">
                <text:p>0.131526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516504">
                <text:p>2.651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23611">
                <text:p>2.722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930718">
                <text:p>2.793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637825">
                <text:p>2.8637825</text:p>
              </table:table-cell>
              <table:table-cell office:value-type="float" office:value="0.061771452">
                <text:p>0.061771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344931">
                <text:p>2.934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052038">
                <text:p>3.005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759145">
                <text:p>3.0759145</text:p>
              </table:table-cell>
              <table:table-cell office:value-type="float" office:value="0.121620819">
                <text:p>0.121620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66252">
                <text:p>3.1466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173359">
                <text:p>3.2173359</text:p>
              </table:table-cell>
              <table:table-cell office:value-type="float" office:value="0.075244144">
                <text:p>0.07524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880465">
                <text:p>3.288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587572">
                <text:p>3.358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294679">
                <text:p>3.429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001786">
                <text:p>3.500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708892">
                <text:p>3.5708892</text:p>
              </table:table-cell>
              <table:table-cell office:value-type="float" office:value="0.052209321">
                <text:p>0.052209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415999">
                <text:p>3.6415999</text:p>
              </table:table-cell>
              <table:table-cell office:value-type="float" office:value="0.059200235">
                <text:p>0.059200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123106">
                <text:p>3.7123106</text:p>
              </table:table-cell>
              <table:table-cell office:value-type="float" office:value="0.069765314">
                <text:p>0.069765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830213">
                <text:p>3.7830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53732">
                <text:p>3.85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244426">
                <text:p>3.9244426</text:p>
              </table:table-cell>
              <table:table-cell office:value-type="float" office:value="0.065183923">
                <text:p>0.065183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951533">
                <text:p>3.995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65864">
                <text:p>4.06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365747">
                <text:p>4.136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072853">
                <text:p>4.207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77996">
                <text:p>4.277996</text:p>
              </table:table-cell>
              <table:table-cell office:value-type="float" office:value="0.119161829">
                <text:p>0.1191618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487067">
                <text:p>4.348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194174">
                <text:p>4.4194174</text:p>
              </table:table-cell>
              <table:table-cell office:value-type="float" office:value="0.063900575">
                <text:p>0.063900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901281">
                <text:p>4.490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608387">
                <text:p>4.5608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6315494">
                <text:p>4.6315494</text:p>
              </table:table-cell>
              <table:table-cell office:value-type="float" office:value="0.058007568">
                <text:p>0.058007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7022601">
                <text:p>4.702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7729708">
                <text:p>4.772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436815">
                <text:p>4.843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143921">
                <text:p>4.9143921</text:p>
              </table:table-cell>
              <table:table-cell office:value-type="float" office:value="0.014650065">
                <text:p>0.014650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851028">
                <text:p>4.9851028</text:p>
              </table:table-cell>
              <table:table-cell office:value-type="float" office:value="0.109611593">
                <text:p>0.109611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558135">
                <text:p>5.055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1265242">
                <text:p>5.1265242</text:p>
              </table:table-cell>
              <table:table-cell office:value-type="float" office:value="0.056831017">
                <text:p>0.056831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972348">
                <text:p>5.197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679455">
                <text:p>5.2679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54752812">
                <text:p>0.054752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093669">
                <text:p>5.409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800776">
                <text:p>5.4800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507882">
                <text:p>5.5507882</text:p>
              </table:table-cell>
              <table:table-cell office:value-type="float" office:value="0.023647934">
                <text:p>0.0236479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6214989">
                <text:p>5.6214989</text:p>
              </table:table-cell>
              <table:table-cell office:value-type="float" office:value="0.058770783">
                <text:p>0.058770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922096">
                <text:p>5.6922096</text:p>
              </table:table-cell>
              <table:table-cell office:value-type="float" office:value="0.042047132">
                <text:p>0.042047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629203">
                <text:p>5.7629203</text:p>
              </table:table-cell>
              <table:table-cell office:value-type="float" office:value="0.051402908">
                <text:p>0.0514029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8336309">
                <text:p>5.833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9043416">
                <text:p>5.904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9750523">
                <text:p>5.975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45763">
                <text:p>6.045763</text:p>
              </table:table-cell>
              <table:table-cell office:value-type="float" office:value="0.051934104">
                <text:p>0.051934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1164737">
                <text:p>6.1164737</text:p>
              </table:table-cell>
              <table:table-cell office:value-type="float" office:value="0.009180631">
                <text:p>0.009180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871843">
                <text:p>6.1871843</text:p>
              </table:table-cell>
              <table:table-cell office:value-type="float" office:value="0.021521341">
                <text:p>0.0215213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57895">
                <text:p>6.257895</text:p>
              </table:table-cell>
              <table:table-cell office:value-type="float" office:value="0.054127146">
                <text:p>0.054127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3286057">
                <text:p>6.3286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993164">
                <text:p>6.3993164</text:p>
              </table:table-cell>
              <table:table-cell office:value-type="float" office:value="0.039976951">
                <text:p>0.039976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70027">
                <text:p>6.470027</text:p>
              </table:table-cell>
              <table:table-cell office:value-type="float" office:value="0.049052592">
                <text:p>0.049052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407377">
                <text:p>6.5407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6114484">
                <text:p>6.611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821591">
                <text:p>6.682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528698">
                <text:p>6.7528698</text:p>
              </table:table-cell>
              <table:table-cell office:value-type="float" office:value="0.065972596">
                <text:p>0.065972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235804">
                <text:p>6.8235804</text:p>
              </table:table-cell>
              <table:table-cell office:value-type="float" office:value="0.020021845">
                <text:p>0.020021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942911">
                <text:p>6.89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48564136">
                <text:p>0.048564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0357125">
                <text:p>7.0357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064232">
                <text:p>7.1064232</text:p>
              </table:table-cell>
              <table:table-cell office:value-type="float" office:value="0.037758455">
                <text:p>0.037758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46151489">
                <text:p>0.046151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2478445">
                <text:p>7.2478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185552">
                <text:p>7.3185552</text:p>
              </table:table-cell>
              <table:table-cell office:value-type="float" office:value="0.00735306">
                <text:p>0.00735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892659">
                <text:p>7.3892659</text:p>
              </table:table-cell>
              <table:table-cell office:value-type="float" office:value="0.017331081">
                <text:p>0.0173310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4599765">
                <text:p>7.4599765</text:p>
              </table:table-cell>
              <table:table-cell office:value-type="float" office:value="0.061776165">
                <text:p>0.061776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306872">
                <text:p>7.5306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013979">
                <text:p>7.601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721086">
                <text:p>7.6721086</text:p>
              </table:table-cell>
              <table:table-cell office:value-type="float" office:value="0.046818513">
                <text:p>0.0468185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7428193">
                <text:p>7.7428193</text:p>
              </table:table-cell>
              <table:table-cell office:value-type="float" office:value="0.029435003">
                <text:p>0.029435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8135299">
                <text:p>7.8135299</text:p>
              </table:table-cell>
              <table:table-cell office:value-type="float" office:value="0.006265067">
                <text:p>0.006265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842406">
                <text:p>7.8842406</text:p>
              </table:table-cell>
              <table:table-cell office:value-type="float" office:value="0.04345084">
                <text:p>0.04345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9549513">
                <text:p>7.9549513</text:p>
              </table:table-cell>
              <table:table-cell office:value-type="float" office:value="0.013320195">
                <text:p>0.013320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025662">
                <text:p>8.025662</text:p>
              </table:table-cell>
              <table:table-cell office:value-type="float" office:value="0.016049057">
                <text:p>0.016049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0963726">
                <text:p>8.096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1670833">
                <text:p>8.1670833</text:p>
              </table:table-cell>
              <table:table-cell office:value-type="float" office:value="0.056770496">
                <text:p>0.056770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237794">
                <text:p>8.23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3085047">
                <text:p>8.3085047</text:p>
              </table:table-cell>
              <table:table-cell office:value-type="float" office:value="0.043658882">
                <text:p>0.043658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3792154">
                <text:p>8.379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449926">
                <text:p>8.44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5206367">
                <text:p>8.5206367</text:p>
              </table:table-cell>
              <table:table-cell office:value-type="float" office:value="0.033523206">
                <text:p>0.0335232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913474">
                <text:p>8.5913474</text:p>
              </table:table-cell>
              <table:table-cell office:value-type="float" office:value="0.059248097">
                <text:p>0.059248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620581">
                <text:p>8.6620581</text:p>
              </table:table-cell>
              <table:table-cell office:value-type="float" office:value="0.013926491">
                <text:p>0.013926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7327687">
                <text:p>8.7327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8034794">
                <text:p>8.8034794</text:p>
              </table:table-cell>
              <table:table-cell office:value-type="float" office:value="0.014169896">
                <text:p>0.014169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741901">
                <text:p>8.8741901</text:p>
              </table:table-cell>
              <table:table-cell office:value-type="float" office:value="0.039201833">
                <text:p>0.03920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9449008">
                <text:p>8.944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156115">
                <text:p>9.0156115</text:p>
              </table:table-cell>
              <table:table-cell office:value-type="float" office:value="0.040439036">
                <text:p>0.0404390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0863221">
                <text:p>9.086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1570328">
                <text:p>9.157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2277435">
                <text:p>9.2277435</text:p>
              </table:table-cell>
              <table:table-cell office:value-type="float" office:value="0.056148116">
                <text:p>0.056148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2984542">
                <text:p>9.2984542</text:p>
              </table:table-cell>
              <table:table-cell office:value-type="float" office:value="0.036389589">
                <text:p>0.0363895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3691649">
                <text:p>9.3691649</text:p>
              </table:table-cell>
              <table:table-cell office:value-type="float" office:value="0.012094659">
                <text:p>0.0120946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398755">
                <text:p>9.4398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349052">
                <text:p>0.01349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5812969">
                <text:p>9.5812969</text:p>
              </table:table-cell>
              <table:table-cell office:value-type="float" office:value="0.036727909">
                <text:p>0.036727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6520076">
                <text:p>9.652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39255735">
                <text:p>0.0392557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7934289">
                <text:p>9.7934289</text:p>
              </table:table-cell>
              <table:table-cell office:value-type="float" office:value="0.015670611">
                <text:p>0.0156706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641396">
                <text:p>9.864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9348503">
                <text:p>9.9348503</text:p>
              </table:table-cell>
              <table:table-cell office:value-type="float" office:value="0.04163814">
                <text:p>0.04163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005561">
                <text:p>10.005561</text:p>
              </table:table-cell>
              <table:table-cell office:value-type="float" office:value="0.045826703">
                <text:p>0.045826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0762716">
                <text:p>10.076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469823">
                <text:p>10.1469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217693">
                <text:p>10.217693</text:p>
              </table:table-cell>
              <table:table-cell office:value-type="float" office:value="0.012831628">
                <text:p>0.0128316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2884037">
                <text:p>10.2884037</text:p>
              </table:table-cell>
              <table:table-cell office:value-type="float" office:value="0.034667447">
                <text:p>0.034667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3591143">
                <text:p>10.359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429825">
                <text:p>10.429825</text:p>
              </table:table-cell>
              <table:table-cell office:value-type="float" office:value="0.054885834">
                <text:p>0.054885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5005357">
                <text:p>10.5005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712464">
                <text:p>10.5712464</text:p>
              </table:table-cell>
              <table:table-cell office:value-type="float" office:value="0.010174931">
                <text:p>0.010174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6419571">
                <text:p>10.6419571</text:p>
              </table:table-cell>
              <table:table-cell office:value-type="float" office:value="0.059496649">
                <text:p>0.0594966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7126677">
                <text:p>10.7126677</text:p>
              </table:table-cell>
              <table:table-cell office:value-type="float" office:value="0.010904429">
                <text:p>0.0109044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7833784">
                <text:p>10.7833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540891">
                <text:p>10.8540891</text:p>
              </table:table-cell>
              <table:table-cell office:value-type="float" office:value="0.012130884">
                <text:p>0.012130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9247998">
                <text:p>10.9247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955104">
                <text:p>10.9955104</text:p>
              </table:table-cell>
              <table:table-cell office:value-type="float" office:value="0.036645368">
                <text:p>0.036645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0662211">
                <text:p>11.0662211</text:p>
              </table:table-cell>
              <table:table-cell office:value-type="float" office:value="0.008904854">
                <text:p>0.008904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1369318">
                <text:p>11.1369318</text:p>
              </table:table-cell>
              <table:table-cell office:value-type="float" office:value="0.041950155">
                <text:p>0.041950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2076425">
                <text:p>11.2076425</text:p>
              </table:table-cell>
              <table:table-cell office:value-type="float" office:value="0.009675009">
                <text:p>0.009675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2783532">
                <text:p>11.27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3490638">
                <text:p>11.3490638</text:p>
              </table:table-cell>
              <table:table-cell office:value-type="float" office:value="0.066153906">
                <text:p>0.066153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4197745">
                <text:p>11.419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4904852">
                <text:p>11.4904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5611959">
                <text:p>11.5611959</text:p>
              </table:table-cell>
              <table:table-cell office:value-type="float" office:value="0.011565393">
                <text:p>0.011565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6319066">
                <text:p>11.6319066</text:p>
              </table:table-cell>
              <table:table-cell office:value-type="float" office:value="0.008293845">
                <text:p>0.008293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7026172">
                <text:p>11.7026172</text:p>
              </table:table-cell>
              <table:table-cell office:value-type="float" office:value="0.038383733">
                <text:p>0.0383837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733279">
                <text:p>11.7733279</text:p>
              </table:table-cell>
              <table:table-cell office:value-type="float" office:value="0.008859468">
                <text:p>0.0088594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8440386">
                <text:p>11.8440386</text:p>
              </table:table-cell>
              <table:table-cell office:value-type="float" office:value="0.028811436">
                <text:p>0.028811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9147493">
                <text:p>11.9147493</text:p>
              </table:table-cell>
              <table:table-cell office:value-type="float" office:value="0.009259237">
                <text:p>0.009259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9854599">
                <text:p>11.9854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0561706">
                <text:p>12.0561706</text:p>
              </table:table-cell>
              <table:table-cell office:value-type="float" office:value="0.060882401">
                <text:p>0.060882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1268813">
                <text:p>12.126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197592">
                <text:p>12.197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22852631">
                <text:p>0.0228526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3390133">
                <text:p>12.3390133</text:p>
              </table:table-cell>
              <table:table-cell office:value-type="float" office:value="0.007228207">
                <text:p>0.007228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409724">
                <text:p>12.409724</text:p>
              </table:table-cell>
              <table:table-cell office:value-type="float" office:value="0.036044966">
                <text:p>0.036044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4804347">
                <text:p>12.4804347</text:p>
              </table:table-cell>
              <table:table-cell office:value-type="float" office:value="0.02624494">
                <text:p>0.0262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5511454">
                <text:p>12.5511454</text:p>
              </table:table-cell>
              <table:table-cell office:value-type="float" office:value="0.009030454">
                <text:p>0.009030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621856">
                <text:p>12.62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6925667">
                <text:p>12.6925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7632774">
                <text:p>12.7632774</text:p>
              </table:table-cell>
              <table:table-cell office:value-type="float" office:value="0.056046344">
                <text:p>0.0560463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8339881">
                <text:p>12.8339881</text:p>
              </table:table-cell>
              <table:table-cell office:value-type="float" office:value="0.007537051">
                <text:p>0.007537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9046988">
                <text:p>12.9046988</text:p>
              </table:table-cell>
              <table:table-cell office:value-type="float" office:value="0.007530815">
                <text:p>0.007530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9754094">
                <text:p>12.9754094</text:p>
              </table:table-cell>
              <table:table-cell office:value-type="float" office:value="0.017120523">
                <text:p>0.017120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461201">
                <text:p>13.046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1168308">
                <text:p>13.1168308</text:p>
              </table:table-cell>
              <table:table-cell office:value-type="float" office:value="0.033392083">
                <text:p>0.0333920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1875415">
                <text:p>13.1875415</text:p>
              </table:table-cell>
              <table:table-cell office:value-type="float" office:value="0.024760948">
                <text:p>0.0247609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582521">
                <text:p>13.2582521</text:p>
              </table:table-cell>
              <table:table-cell office:value-type="float" office:value="0.009032298">
                <text:p>0.009032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3289628">
                <text:p>13.328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996735">
                <text:p>13.399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703842">
                <text:p>13.4703842</text:p>
              </table:table-cell>
              <table:table-cell office:value-type="float" office:value="0.062869444">
                <text:p>0.062869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5410949">
                <text:p>13.5410949</text:p>
              </table:table-cell>
              <table:table-cell office:value-type="float" office:value="0.006818837">
                <text:p>0.0068188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6118055">
                <text:p>13.6118055</text:p>
              </table:table-cell>
              <table:table-cell office:value-type="float" office:value="0.008507915">
                <text:p>0.008507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6825162">
                <text:p>13.6825162</text:p>
              </table:table-cell>
              <table:table-cell office:value-type="float" office:value="0.008489785">
                <text:p>0.0084897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532269">
                <text:p>13.7532269</text:p>
              </table:table-cell>
              <table:table-cell office:value-type="float" office:value="0.008891962">
                <text:p>0.0088919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8239376">
                <text:p>13.8239376</text:p>
              </table:table-cell>
              <table:table-cell office:value-type="float" office:value="0.022494225">
                <text:p>0.022494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8946483">
                <text:p>13.8946483</text:p>
              </table:table-cell>
              <table:table-cell office:value-type="float" office:value="0.030961482">
                <text:p>0.030961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9653589">
                <text:p>13.9653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0360696">
                <text:p>14.036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1067803">
                <text:p>14.1067803</text:p>
              </table:table-cell>
              <table:table-cell office:value-type="float" office:value="0.024901791">
                <text:p>0.0249017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177491">
                <text:p>14.177491</text:p>
              </table:table-cell>
              <table:table-cell office:value-type="float" office:value="0.044514723">
                <text:p>0.0445147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2482016">
                <text:p>14.248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3189123">
                <text:p>14.3189123</text:p>
              </table:table-cell>
              <table:table-cell office:value-type="float" office:value="0.017535731">
                <text:p>0.0175357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389623">
                <text:p>14.38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4603337">
                <text:p>14.4603337</text:p>
              </table:table-cell>
              <table:table-cell office:value-type="float" office:value="0.009634132">
                <text:p>0.0096341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5310444">
                <text:p>14.5310444</text:p>
              </table:table-cell>
              <table:table-cell office:value-type="float" office:value="0.02035646">
                <text:p>0.020356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601755">
                <text:p>14.601755</text:p>
              </table:table-cell>
              <table:table-cell office:value-type="float" office:value="0.03016939">
                <text:p>0.03016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6724657">
                <text:p>14.6724657</text:p>
              </table:table-cell>
              <table:table-cell office:value-type="float" office:value="0.003990945">
                <text:p>0.0039909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7431764">
                <text:p>14.7431764</text:p>
              </table:table-cell>
              <table:table-cell office:value-type="float" office:value="0.015039243">
                <text:p>0.015039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8138871">
                <text:p>14.8138871</text:p>
              </table:table-cell>
              <table:table-cell office:value-type="float" office:value="0.021150906">
                <text:p>0.0211509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8845977">
                <text:p>14.8845977</text:p>
              </table:table-cell>
              <table:table-cell office:value-type="float" office:value="0.031382356">
                <text:p>0.031382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9553084">
                <text:p>14.9553084</text:p>
              </table:table-cell>
              <table:table-cell office:value-type="float" office:value="0.010324012">
                <text:p>0.010324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0260191">
                <text:p>15.0260191</text:p>
              </table:table-cell>
              <table:table-cell office:value-type="float" office:value="0.008409283">
                <text:p>0.0084092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0967298">
                <text:p>15.0967298</text:p>
              </table:table-cell>
              <table:table-cell office:value-type="float" office:value="0.010528209">
                <text:p>0.010528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1674405">
                <text:p>15.1674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2381511">
                <text:p>15.2381511</text:p>
              </table:table-cell>
              <table:table-cell office:value-type="float" office:value="0.01877301">
                <text:p>0.018773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3088618">
                <text:p>15.3088618</text:p>
              </table:table-cell>
              <table:table-cell office:value-type="float" office:value="0.036896568">
                <text:p>0.0368965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3795725">
                <text:p>15.3795725</text:p>
              </table:table-cell>
              <table:table-cell office:value-type="float" office:value="0.015173252">
                <text:p>0.015173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4502832">
                <text:p>15.450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5209938">
                <text:p>15.5209938</text:p>
              </table:table-cell>
              <table:table-cell office:value-type="float" office:value="0.027900392">
                <text:p>0.0279003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5917045">
                <text:p>15.5917045</text:p>
              </table:table-cell>
              <table:table-cell office:value-type="float" office:value="0.023047287">
                <text:p>0.0230472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6624152">
                <text:p>15.6624152</text:p>
              </table:table-cell>
              <table:table-cell office:value-type="float" office:value="0.010963138">
                <text:p>0.010963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7331259">
                <text:p>15.7331259</text:p>
              </table:table-cell>
              <table:table-cell office:value-type="float" office:value="0.008820324">
                <text:p>0.0088203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8038366">
                <text:p>15.8038366</text:p>
              </table:table-cell>
              <table:table-cell office:value-type="float" office:value="0.011502307">
                <text:p>0.011502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745472">
                <text:p>15.874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9452579">
                <text:p>15.9452579</text:p>
              </table:table-cell>
              <table:table-cell office:value-type="float" office:value="0.028328404">
                <text:p>0.028328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0159686">
                <text:p>16.0159686</text:p>
              </table:table-cell>
              <table:table-cell office:value-type="float" office:value="0.03682429">
                <text:p>0.036824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0866793">
                <text:p>16.0866793</text:p>
              </table:table-cell>
              <table:table-cell office:value-type="float" office:value="0.00750933">
                <text:p>0.00750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15739">
                <text:p>16.15739</text:p>
              </table:table-cell>
              <table:table-cell office:value-type="float" office:value="0.01126944">
                <text:p>0.011269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2281006">
                <text:p>16.2281006</text:p>
              </table:table-cell>
              <table:table-cell office:value-type="float" office:value="0.008532094">
                <text:p>0.008532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2988113">
                <text:p>16.2988113</text:p>
              </table:table-cell>
              <table:table-cell office:value-type="float" office:value="0.041119907">
                <text:p>0.0411199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369522">
                <text:p>16.369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4402327">
                <text:p>16.4402327</text:p>
              </table:table-cell>
              <table:table-cell office:value-type="float" office:value="0.009165878">
                <text:p>0.0091658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5109433">
                <text:p>16.5109433</text:p>
              </table:table-cell>
              <table:table-cell office:value-type="float" office:value="0.014250672">
                <text:p>0.0142506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581654">
                <text:p>16.581654</text:p>
              </table:table-cell>
              <table:table-cell office:value-type="float" office:value="0.002346039">
                <text:p>0.0023460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6523647">
                <text:p>16.6523647</text:p>
              </table:table-cell>
              <table:table-cell office:value-type="float" office:value="0.031123929">
                <text:p>0.0311239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7230754">
                <text:p>16.7230754</text:p>
              </table:table-cell>
              <table:table-cell office:value-type="float" office:value="0.018862316">
                <text:p>0.0188623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7937861">
                <text:p>16.7937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8644967">
                <text:p>16.8644967</text:p>
              </table:table-cell>
              <table:table-cell office:value-type="float" office:value="0.015099374">
                <text:p>0.015099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9352074">
                <text:p>16.935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.0059181">
                <text:p>17.0059181</text:p>
              </table:table-cell>
              <table:table-cell office:value-type="float" office:value="0.034930229">
                <text:p>0.034930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0766288">
                <text:p>17.0766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1473394">
                <text:p>17.1473394</text:p>
              </table:table-cell>
              <table:table-cell office:value-type="float" office:value="0.019281389">
                <text:p>0.0192813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2180501">
                <text:p>17.2180501</text:p>
              </table:table-cell>
              <table:table-cell office:value-type="float" office:value="0.002055963">
                <text:p>0.002055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2887608">
                <text:p>17.2887608</text:p>
              </table:table-cell>
              <table:table-cell office:value-type="float" office:value="0.002069579">
                <text:p>0.0020695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3594715">
                <text:p>17.3594715</text:p>
              </table:table-cell>
              <table:table-cell office:value-type="float" office:value="0.025094373">
                <text:p>0.025094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4301822">
                <text:p>17.4301822</text:p>
              </table:table-cell>
              <table:table-cell office:value-type="float" office:value="0.016195765">
                <text:p>0.016195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5008928">
                <text:p>17.5008928</text:p>
              </table:table-cell>
              <table:table-cell office:value-type="float" office:value="0.002041288">
                <text:p>0.0020412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5716035">
                <text:p>17.5716035</text:p>
              </table:table-cell>
              <table:table-cell office:value-type="float" office:value="0.007100054">
                <text:p>0.0071000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6423142">
                <text:p>17.6423142</text:p>
              </table:table-cell>
              <table:table-cell office:value-type="float" office:value="0.002056393">
                <text:p>0.002056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7130249">
                <text:p>17.7130249</text:p>
              </table:table-cell>
              <table:table-cell office:value-type="float" office:value="0.027163062">
                <text:p>0.027163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7837355">
                <text:p>17.7837355</text:p>
              </table:table-cell>
              <table:table-cell office:value-type="float" office:value="0.004084662">
                <text:p>0.0040846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8544462">
                <text:p>17.8544462</text:p>
              </table:table-cell>
              <table:table-cell office:value-type="float" office:value="0.012028061">
                <text:p>0.0120280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9251569">
                <text:p>17.9251569</text:p>
              </table:table-cell>
              <table:table-cell office:value-type="float" office:value="0.002056748">
                <text:p>0.0020567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9958676">
                <text:p>17.9958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0665783">
                <text:p>18.0665783</text:p>
              </table:table-cell>
              <table:table-cell office:value-type="float" office:value="0.019734627">
                <text:p>0.019734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1372889">
                <text:p>18.1372889</text:p>
              </table:table-cell>
              <table:table-cell office:value-type="float" office:value="0.014235681">
                <text:p>0.0142356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2079996">
                <text:p>18.2079996</text:p>
              </table:table-cell>
              <table:table-cell office:value-type="float" office:value="0.002043882">
                <text:p>0.0020438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2787103">
                <text:p>18.2787103</text:p>
              </table:table-cell>
              <table:table-cell office:value-type="float" office:value="0.00245461">
                <text:p>0.002454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349421">
                <text:p>18.349421</text:p>
              </table:table-cell>
              <table:table-cell office:value-type="float" office:value="0.003103744">
                <text:p>0.0031037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4201316">
                <text:p>18.4201316</text:p>
              </table:table-cell>
              <table:table-cell office:value-type="float" office:value="0.02902136">
                <text:p>0.02902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4908423">
                <text:p>18.4908423</text:p>
              </table:table-cell>
              <table:table-cell office:value-type="float" office:value="0.002026849">
                <text:p>0.0020268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561553">
                <text:p>18.561553</text:p>
              </table:table-cell>
              <table:table-cell office:value-type="float" office:value="0.007009848">
                <text:p>0.0070098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6322637">
                <text:p>18.632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7029744">
                <text:p>18.7029744</text:p>
              </table:table-cell>
              <table:table-cell office:value-type="float" office:value="0.00205012">
                <text:p>0.002050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773685">
                <text:p>18.773685</text:p>
              </table:table-cell>
              <table:table-cell office:value-type="float" office:value="0.016795728">
                <text:p>0.0167957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8443957">
                <text:p>18.8443957</text:p>
              </table:table-cell>
              <table:table-cell office:value-type="float" office:value="0.010389081">
                <text:p>0.0103890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9151064">
                <text:p>18.915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9858171">
                <text:p>18.9858171</text:p>
              </table:table-cell>
              <table:table-cell office:value-type="float" office:value="0.006799939">
                <text:p>0.0067999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0565278">
                <text:p>19.0565278</text:p>
              </table:table-cell>
              <table:table-cell office:value-type="float" office:value="0.004183441">
                <text:p>0.0041834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1272384">
                <text:p>19.1272384</text:p>
              </table:table-cell>
              <table:table-cell office:value-type="float" office:value="0.020555004">
                <text:p>0.020555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1979491">
                <text:p>19.1979491</text:p>
              </table:table-cell>
              <table:table-cell office:value-type="float" office:value="0.002414879">
                <text:p>0.002414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2686598">
                <text:p>19.2686598</text:p>
              </table:table-cell>
              <table:table-cell office:value-type="float" office:value="0.005217189">
                <text:p>0.005217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3393705">
                <text:p>19.339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4100811">
                <text:p>19.4100811</text:p>
              </table:table-cell>
              <table:table-cell office:value-type="float" office:value="0.004772278">
                <text:p>0.004772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807918">
                <text:p>19.4807918</text:p>
              </table:table-cell>
              <table:table-cell office:value-type="float" office:value="0.008635111">
                <text:p>0.008635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5515025">
                <text:p>19.5515025</text:p>
              </table:table-cell>
              <table:table-cell office:value-type="float" office:value="0.005738865">
                <text:p>0.0057388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6222132">
                <text:p>19.6222132</text:p>
              </table:table-cell>
              <table:table-cell office:value-type="float" office:value="0.005149052">
                <text:p>0.0051490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6929239">
                <text:p>19.6929239</text:p>
              </table:table-cell>
              <table:table-cell office:value-type="float" office:value="0.00743727">
                <text:p>0.00743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7636345">
                <text:p>19.7636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8343452">
                <text:p>19.8343452</text:p>
              </table:table-cell>
              <table:table-cell office:value-type="float" office:value="0.010119666">
                <text:p>0.0101196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9050559">
                <text:p>19.9050559</text:p>
              </table:table-cell>
              <table:table-cell office:value-type="float" office:value="0.004782103">
                <text:p>0.0047821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9757666">
                <text:p>19.9757666</text:p>
              </table:table-cell>
              <table:table-cell office:value-type="float" office:value="0.003553441">
                <text:p>0.0035534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.0464772">
                <text:p>20.0464772</text:p>
              </table:table-cell>
              <table:table-cell office:value-type="float" office:value="0.002169086">
                <text:p>0.002169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1171879">
                <text:p>20.1171879</text:p>
              </table:table-cell>
              <table:table-cell office:value-type="float" office:value="0.003116409">
                <text:p>0.0031164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1878986">
                <text:p>20.1878986</text:p>
              </table:table-cell>
              <table:table-cell office:value-type="float" office:value="0.008527478">
                <text:p>0.0085274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2586093">
                <text:p>20.2586093</text:p>
              </table:table-cell>
              <table:table-cell office:value-type="float" office:value="0.008041583">
                <text:p>0.0080415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32932">
                <text:p>20.32932</text:p>
              </table:table-cell>
              <table:table-cell office:value-type="float" office:value="0.002043247">
                <text:p>0.0020432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4000306">
                <text:p>20.4000306</text:p>
              </table:table-cell>
              <table:table-cell office:value-type="float" office:value="0.005995952">
                <text:p>0.0059959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.4707413">
                <text:p>20.4707413</text:p>
              </table:table-cell>
              <table:table-cell office:value-type="float" office:value="0.002052473">
                <text:p>0.002052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541452">
                <text:p>20.541452</text:p>
              </table:table-cell>
              <table:table-cell office:value-type="float" office:value="0.004116616">
                <text:p>0.0041166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6121627">
                <text:p>20.6121627</text:p>
              </table:table-cell>
              <table:table-cell office:value-type="float" office:value="0.005300474">
                <text:p>0.0053004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6828733">
                <text:p>20.6828733</text:p>
              </table:table-cell>
              <table:table-cell office:value-type="float" office:value="0.003898142">
                <text:p>0.0038981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753584">
                <text:p>20.753584</text:p>
              </table:table-cell>
              <table:table-cell office:value-type="float" office:value="0.002298854">
                <text:p>0.0022988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8242947">
                <text:p>20.8242947</text:p>
              </table:table-cell>
              <table:table-cell office:value-type="float" office:value="0.006652696">
                <text:p>0.0066526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8950054">
                <text:p>20.8950054</text:p>
              </table:table-cell>
              <table:table-cell office:value-type="float" office:value="0.006591276">
                <text:p>0.0065912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9657161">
                <text:p>20.9657161</text:p>
              </table:table-cell>
              <table:table-cell office:value-type="float" office:value="0.004103149">
                <text:p>0.004103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0364267">
                <text:p>21.0364267</text:p>
              </table:table-cell>
              <table:table-cell office:value-type="float" office:value="0.002069308">
                <text:p>0.002069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1071374">
                <text:p>21.1071374</text:p>
              </table:table-cell>
              <table:table-cell office:value-type="float" office:value="0.0087622">
                <text:p>0.00876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1778481">
                <text:p>21.1778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2485588">
                <text:p>21.2485588</text:p>
              </table:table-cell>
              <table:table-cell office:value-type="float" office:value="0.002309169">
                <text:p>0.0023091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3192695">
                <text:p>21.3192695</text:p>
              </table:table-cell>
              <table:table-cell office:value-type="float" office:value="0.007581382">
                <text:p>0.0075813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3899801">
                <text:p>21.3899801</text:p>
              </table:table-cell>
              <table:table-cell office:value-type="float" office:value="0.002476493">
                <text:p>0.0024764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4606908">
                <text:p>21.4606908</text:p>
              </table:table-cell>
              <table:table-cell office:value-type="float" office:value="0.004178513">
                <text:p>0.004178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5314015">
                <text:p>21.5314015</text:p>
              </table:table-cell>
              <table:table-cell office:value-type="float" office:value="0.005951485">
                <text:p>0.0059514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6021122">
                <text:p>21.6021122</text:p>
              </table:table-cell>
              <table:table-cell office:value-type="float" office:value="0.004864125">
                <text:p>0.004864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6728228">
                <text:p>21.6728228</text:p>
              </table:table-cell>
              <table:table-cell office:value-type="float" office:value="0.002103217">
                <text:p>0.0021032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7435335">
                <text:p>21.7435335</text:p>
              </table:table-cell>
              <table:table-cell office:value-type="float" office:value="0.003029987">
                <text:p>0.0030299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8142442">
                <text:p>21.8142442</text:p>
              </table:table-cell>
              <table:table-cell office:value-type="float" office:value="0.006249891">
                <text:p>0.006249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8849549">
                <text:p>21.884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9556656">
                <text:p>21.9556656</text:p>
              </table:table-cell>
              <table:table-cell office:value-type="float" office:value="0.006313533">
                <text:p>0.0063135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.0263762">
                <text:p>22.0263762</text:p>
              </table:table-cell>
              <table:table-cell office:value-type="float" office:value="0.00311674">
                <text:p>0.003116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.0970869">
                <text:p>22.0970869</text:p>
              </table:table-cell>
              <table:table-cell office:value-type="float" office:value="0.004858665">
                <text:p>0.0048586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.1677976">
                <text:p>22.1677976</text:p>
              </table:table-cell>
              <table:table-cell office:value-type="float" office:value="0.002093426">
                <text:p>0.0020934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.2385083">
                <text:p>22.2385083</text:p>
              </table:table-cell>
              <table:table-cell office:value-type="float" office:value="0.009191567">
                <text:p>0.0091915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.3092189">
                <text:p>22.3092189</text:p>
              </table:table-cell>
              <table:table-cell office:value-type="float" office:value="0.002162861">
                <text:p>0.0021628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3799296">
                <text:p>22.3799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4506403">
                <text:p>22.4506403</text:p>
              </table:table-cell>
              <table:table-cell office:value-type="float" office:value="0.005480931">
                <text:p>0.0054809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521351">
                <text:p>22.52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5920617">
                <text:p>22.5920617</text:p>
              </table:table-cell>
              <table:table-cell office:value-type="float" office:value="0.002771069">
                <text:p>0.002771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